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tyle="normal" fo:font-weight="bold" officeooo:paragraph-rsid="0027bcad" style:font-style-asian="normal" style:font-weight-asian="bold" style:font-style-complex="normal" style:font-weight-complex="bold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646cm"/>
          <style:tab-stop style:position="3.413cm"/>
        </style:tab-stops>
      </style:paragraph-properties>
      <style:text-properties fo:color="#008000" style:font-name="Bitstream Vera Sans5" fo:font-size="11pt" fo:font-weight="bold" officeooo:paragraph-rsid="005b37ca" style:font-size-asian="11pt" style:font-size-complex="11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646cm"/>
          <style:tab-stop style:position="3.413cm"/>
        </style:tab-stops>
      </style:paragraph-properties>
      <style:text-properties fo:color="#008000" style:font-name="Bitstream Vera Sans5" fo:font-size="11pt" fo:text-shadow="none" fo:font-weight="bold" officeooo:paragraph-rsid="0044d1b8" fo:background-color="transparent" style:font-size-asian="11pt" style:font-size-complex="11pt"/>
    </style:style>
    <style:style style:name="P26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5" fo:font-size="10pt" officeooo:paragraph-rsid="00290c92" style:font-size-asian="10pt" style:font-size-complex="10pt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348b87"/>
    </style:style>
    <style:style style:name="P28" style:family="paragraph" style:parent-style-name="_5f_Paragraphe_20_livret_20_réponse_20_élève">
      <style:paragraph-properties fo:margin-top="0cm" fo:margin-bottom="0cm" loext:contextual-spacing="false" style:line-height-at-least="0.7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5" fo:font-size="10pt" officeooo:paragraph-rsid="00248890" style:font-size-asian="10pt" style:font-size-complex="10pt"/>
    </style:style>
    <style:style style:name="P29" style:family="paragraph" style:parent-style-name="Standard">
      <style:paragraph-properties fo:margin-top="0cm" fo:margin-bottom="0.101cm" loext:contextual-spacing="false" style:shadow="none"/>
      <style:text-properties style:font-name="Bitstream Vera Sans6" fo:font-size="10pt" fo:font-style="normal" officeooo:paragraph-rsid="002a7319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top="0cm" fo:margin-bottom="0.101cm" loext:contextual-spacing="false" style:shadow="none"/>
      <style:text-properties style:font-name="Bitstream Vera Sans6" fo:font-size="10pt" fo:font-style="normal" officeooo:paragraph-rsid="004d58a8" style:font-size-asian="10pt" style:font-style-asian="normal" style:font-size-complex="10pt" style:font-style-complex="normal"/>
    </style:style>
    <style:style style:name="P31" style:family="paragraph" style:parent-style-name="_5f_Paragraphe_20_livret">
      <style:paragraph-properties fo:margin-top="0.3cm" fo:margin-bottom="0.101cm" loext:contextual-spacing="false"/>
    </style:style>
    <style:style style:name="P32" style:family="paragraph" style:parent-style-name="_5f_Paragraphe_20_livret">
      <style:paragraph-properties fo:margin-top="0.3cm" fo:margin-bottom="0.101cm" loext:contextual-spacing="false"/>
      <style:text-properties officeooo:paragraph-rsid="005b8bab"/>
    </style:style>
    <style:style style:name="P33" style:family="paragraph" style:parent-style-name="_5f_Paragraphe_20_livret">
      <style:paragraph-properties fo:margin-top="0.25cm" fo:margin-bottom="0.101cm" loext:contextual-spacing="false"/>
    </style:style>
    <style:style style:name="P34" style:family="paragraph" style:parent-style-name="_5f_Paragraphe_20_livret">
      <style:paragraph-properties fo:margin-top="0.25cm" fo:margin-bottom="0.101cm" loext:contextual-spacing="false">
        <style:tab-stops>
          <style:tab-stop style:position="4.5cm" style:type="right" style:leader-style="dotted" style:leader-text="."/>
        </style:tab-stops>
      </style:paragraph-properties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646cm"/>
          <style:tab-stop style:position="3.413cm"/>
        </style:tab-stops>
      </style:paragraph-properties>
      <style:text-properties fo:color="#008000" style:font-name="Bitstream Vera Sans5" fo:font-size="11pt" fo:font-weight="bold" officeooo:paragraph-rsid="005e7570" style:font-size-asian="11pt" style:font-size-complex="11pt"/>
    </style:style>
    <style:style style:name="P36" style:family="paragraph" style:parent-style-name="Exo_5f_Num" style:list-style-name="" style:master-page-name="_5f_Fiche_20_éditeur_20_série_20_2_20_une_20_colonne_20_impaire_20__28_G_29_">
      <style:paragraph-properties fo:margin-top="0cm" fo:margin-bottom="0cm" loext:contextual-spacing="false" style:page-number="7" fo:break-before="auto" fo:break-after="auto"/>
    </style:style>
    <style:style style:name="P37" style:family="paragraph" style:parent-style-name="Exo_5f_Num">
      <style:paragraph-properties fo:margin-top="0.7cm" fo:margin-bottom="0.199cm" loext:contextual-spacing="false"/>
    </style:style>
    <style:style style:name="P38" style:family="paragraph" style:parent-style-name="Exo_5f_Num">
      <style:paragraph-properties fo:margin-top="0.6cm" fo:margin-bottom="0.199cm" loext:contextual-spacing="false"/>
    </style:style>
    <style:style style:name="P39" style:family="paragraph" style:parent-style-name="Exo_5f_Num">
      <style:paragraph-properties fo:margin-top="0.55cm" fo:margin-bottom="0cm" loext:contextual-spacing="false"/>
      <style:text-properties style:use-window-font-color="true" fo:font-style="normal" style:font-style-asian="normal" style:font-style-complex="normal"/>
    </style:style>
    <style:style style:name="P40" style:family="paragraph" style:parent-style-name="Exo_5f_Num">
      <style:paragraph-properties fo:margin-top="0.6cm" fo:margin-bottom="0cm" loext:contextual-spacing="false"/>
    </style:style>
    <style:style style:name="P41" style:family="paragraph" style:parent-style-name="Exo_5f_Num">
      <style:paragraph-properties fo:margin-top="0.6cm" fo:margin-bottom="0.15cm" loext:contextual-spacing="false"/>
    </style:style>
    <style:style style:name="P42" style:family="paragraph" style:parent-style-name="Standard" style:list-style-name="_5f_Numérotation_20_des_20_exercices_20_livrets">
      <style:paragraph-properties fo:margin-top="0cm" fo:margin-bottom="0cm" loext:contextual-spacing="false" fo:line-height="100%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5" fo:font-size="10pt" officeooo:paragraph-rsid="005b37ca" style:font-size-asian="10pt" style:font-size-complex="10pt"/>
    </style:style>
    <style:style style:name="P43" style:family="paragraph" style:parent-style-name="Standard" style:list-style-name="_5f_Numérotation_20_des_20_exercices_20_livrets">
      <style:paragraph-properties fo:margin-top="0.499cm" fo:margin-bottom="0cm" loext:contextual-spacing="false" fo:line-height="100%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b37ca"/>
    </style:style>
    <style:style style:name="P44" style:family="paragraph" style:parent-style-name="_5f_Paragraphe_20_livret_20_réponse_20_élève" style:list-style-name="liste_5f_abc"/>
    <style:style style:name="P45" style:family="paragraph" style:parent-style-name="_5f_Paragraphe_20_livret_20_réponse_20_élève" style:list-style-name="liste_5f_abc">
      <style:paragraph-properties style:line-height-at-least="0.6cm"/>
    </style:style>
    <style:style style:name="P46" style:family="paragraph" style:parent-style-name="_5f_Paragraphe_20_livret_20_réponse_20_élève" style:list-style-name="liste_5f_abc">
      <loext:graphic-properties draw:fill-image-width="0cm" draw:fill-image-height="0cm"/>
      <style:paragraph-properties fo:margin-top="0.101cm" fo:margin-bottom="0cm" loext:contextual-spacing="false" fo:line-height="100%"/>
    </style:style>
    <style:style style:name="P47" style:family="paragraph" style:parent-style-name="_5f_Paragraphe_20_livret_20_réponse_20_élève" style:list-style-name="liste_5f_abc">
      <loext:graphic-properties draw:fill-image-width="0cm" draw:fill-image-height="0cm"/>
      <style:paragraph-properties fo:margin-top="0.199cm" fo:margin-bottom="0cm" loext:contextual-spacing="false" fo:line-height="100%"/>
    </style:style>
    <style:style style:name="P48" style:family="paragraph" style:parent-style-name="_5f_Paragraphe_20_livret_20_réponse_20_élève" style:list-style-name="liste_5f_abc">
      <loext:graphic-properties draw:fill-image-width="0cm" draw:fill-image-height="0cm"/>
      <style:paragraph-properties fo:margin-top="0.199cm" fo:margin-bottom="0cm" loext:contextual-spacing="false" fo:line-height="100%" style:shadow="none"/>
    </style:style>
    <style:style style:name="P49" style:family="paragraph" style:parent-style-name="_5f_Paragraphe_20_livret_20_réponse_20_élève" style:list-style-name="liste_5f_abc">
      <style:paragraph-properties style:line-height-at-least="0.6cm" fo:break-before="column"/>
    </style:style>
    <style:style style:name="P50" style:family="paragraph" style:parent-style-name="_5f_Pied_20_de_20_page" style:list-style-name="">
      <style:paragraph-properties fo:text-align="end" style:justify-single-word="false"/>
    </style:style>
    <style:style style:name="P51" style:family="paragraph" style:parent-style-name="_5f_Pied_20_de_20_page">
      <style:paragraph-properties fo:text-align="end" style:justify-single-word="false"/>
    </style:style>
    <style:style style:name="P52" style:family="paragraph" style:parent-style-name="_5f_Pied_20_de_20_page" style:list-style-name=""/>
    <style:style style:name="P5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_5f_Titre_20_d_27_exercices_20_livret">
      <style:paragraph-properties fo:margin-top="0.57cm" fo:margin-bottom="0.199cm" loext:contextual-spacing="false"/>
    </style:style>
    <style:style style:name="P55" style:family="paragraph" style:parent-style-name="_5f_num_5f_abcd" style:list-style-name="liste_5f_abc"/>
    <style:style style:name="P56" style:family="paragraph" style:parent-style-name="_5f_num_5f_abcd" style:list-style-name="liste_5f_abc">
      <style:paragraph-properties fo:margin-top="0.3cm" fo:margin-bottom="0.101cm" loext:contextual-spacing="false">
        <style:tab-stops>
          <style:tab-stop style:position="0.499cm"/>
          <style:tab-stop style:position="4.5cm" style:type="right" style:leader-style="dotted" style:leader-text="."/>
        </style:tab-stops>
      </style:paragraph-properties>
    </style:style>
    <style:style style:name="P57" style:family="paragraph" style:parent-style-name="_5f_num_5f_abcd" style:list-style-name="liste_5f_abc">
      <style:paragraph-properties fo:margin-top="0.3cm" fo:margin-bottom="0.101cm" loext:contextual-spacing="false"/>
    </style:style>
    <style:style style:name="P58" style:family="paragraph">
      <style:paragraph-properties fo:margin-top="0cm" fo:margin-bottom="0.199cm" fo:text-align="center" style:writing-mode="lr-tb"/>
    </style:style>
    <style:style style:name="P59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5" fo:font-size="11pt" fo:font-weight="bold" style:font-size-asian="11pt" style:font-weight-asian="bold" style:font-size-complex="11pt" style:font-weight-complex="bold"/>
    </style:style>
    <style:style style:name="P6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ffffff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f37b8" style:font-size-asian="20pt" style:font-size-complex="20pt"/>
    </style:style>
    <style:style style:name="T6" style:family="text">
      <style:text-properties officeooo:rsid="001fad5a" style:font-size-asian="20pt" style:font-size-complex="20pt"/>
    </style:style>
    <style:style style:name="T7" style:family="text">
      <style:text-properties officeooo:rsid="0044d1b8" style:font-size-asian="20pt" style:font-size-complex="20pt"/>
    </style:style>
    <style:style style:name="T8" style:family="text">
      <style:text-properties officeooo:rsid="0027bca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Bitstream Vera Sans5" fo:font-size="10pt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1" style:family="text">
      <style:text-properties style:use-window-font-color="true" style:font-name="Bitstream Vera Sans5" fo:font-size="10pt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scale="50%" style:font-relief="none"/>
    </style:style>
    <style:style style:name="T12" style:family="text">
      <style:text-properties style:use-window-font-color="true" style:font-name="Bitstream Vera Sans5" fo:font-size="10pt" fo:language="zxx" fo:country="none" fo:font-style="normal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13" style:family="text">
      <style:text-properties style:use-window-font-color="true" style:font-name="Bitstream Vera Sans5" fo:font-size="10pt" fo:language="zxx" fo:country="none" fo:font-style="normal" style:text-underline-style="none" fo:font-weight="normal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4" style:family="text">
      <style:text-properties style:use-window-font-color="true" style:font-name="Bitstream Vera Sans5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5" style:family="text">
      <style:text-properties style:use-window-font-color="true" style:font-name="Bitstream Vera Sans5" fo:font-size="10pt" fo:font-style="normal" officeooo:rsid="00248890" style:font-style-asian="normal" style:font-style-complex="normal" style:text-scale="100%"/>
    </style:style>
    <style:style style:name="T16" style:family="text">
      <style:text-properties style:use-window-font-color="true" style:font-name="Bitstream Vera Sans5" fo:font-size="8pt" fo:language="zxx" fo:country="none" fo:font-style="normal" style:text-underline-style="none" fo:font-weight="normal" officeooo:rsid="0036af2b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font-relief="none"/>
    </style:style>
    <style:style style:name="T17" style:family="text">
      <style:text-properties style:use-window-font-color="true" style:font-name="Bitstream Vera Sans5" fo:font-size="8pt" fo:language="zxx" fo:country="none" fo:font-style="normal" style:text-underline-style="none" fo:font-weight="normal" officeooo:rsid="0044d1b8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font-relief="none"/>
    </style:style>
    <style:style style:name="T18" style:family="text">
      <style:text-properties style:use-window-font-color="true" style:font-name="OpenSymbol" fo:font-size="10pt" fo:font-style="normal" style:font-name-asian="OpenSymbol" style:font-size-asian="10pt" style:font-name-complex="OpenSymbol" style:font-size-complex="10pt"/>
    </style:style>
    <style:style style:name="T19" style:family="text">
      <style:text-properties style:use-window-font-color="true" style:font-name="OpenSymbol" fo:font-size="10pt" fo:font-style="normal" style:font-name-asian="OpenSymbol" style:font-size-asian="10pt" style:font-style-asian="normal" style:font-name-complex="OpenSymbol" style:font-size-complex="10pt" style:font-style-complex="normal" style:text-scale="100%"/>
    </style:style>
    <style:style style:name="T20" style:family="text">
      <style:text-properties style:use-window-font-color="true" style:font-name="OpenSymbol" fo:font-size="10pt" fo:language="zxx" fo:country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21" style:family="text">
      <style:text-properties style:use-window-font-color="true" style:font-size-asian="10pt" style:font-size-complex="10pt"/>
    </style:style>
    <style:style style:name="T22" style:family="text">
      <style:text-properties style:use-window-font-color="true" style:font-size-asian="10pt" style:font-size-complex="10pt" style:text-scale="100%"/>
    </style:style>
    <style:style style:name="T23" style:family="text">
      <style:text-properties style:use-window-font-color="true" officeooo:rsid="00248890" style:font-size-asian="10pt" style:font-style-asian="normal" style:font-size-complex="10pt" style:font-style-complex="normal" style:text-scale="100%"/>
    </style:style>
    <style:style style:name="T24" style:family="text">
      <style:text-properties style:use-window-font-color="true" fo:language="zxx" fo:country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25" style:family="text">
      <style:text-properties style:use-window-font-color="true" fo:language="zxx" fo:country="none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26" style:family="text">
      <style:text-properties style:use-window-font-color="true" fo:language="zxx" fo:country="none" style:text-underline-style="none" fo:font-weight="normal" style:font-name-asian="OpenSymbol" style:font-size-asian="10pt" style:language-asian="zxx" style:country-asian="none" style:font-style-asian="normal" style:font-weight-asian="bold" style:font-name-complex="OpenSymbol" style:font-size-complex="10pt" style:font-style-complex="normal" style:font-weight-complex="bold" style:text-scale="100%" style:font-relief="none"/>
    </style:style>
    <style:style style:name="T27" style:family="text">
      <style:text-properties style:use-window-font-color="true" style:font-name-asian="OpenSymbol" style:font-size-asian="10pt" style:font-style-asian="normal" style:font-name-complex="OpenSymbol" style:font-size-complex="10pt" style:font-style-complex="normal" style:text-scale="100%"/>
    </style:style>
    <style:style style:name="T28" style:family="text">
      <style:text-properties style:use-window-font-color="true" officeooo:rsid="00214b1e"/>
    </style:style>
    <style:style style:name="T29" style:family="text">
      <style:text-properties style:use-window-font-color="true" officeooo:rsid="00248890" style:font-style-asian="normal" style:font-style-complex="normal" style:text-scale="100%"/>
    </style:style>
    <style:style style:name="T30" style:family="text">
      <style:text-properties style:use-window-font-color="true" style:text-scale="100%"/>
    </style:style>
    <style:style style:name="T31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text-shadow="none" style:text-underline-style="none" fo:font-weight="normal" fo:background-color="transparent" loext:char-shading-value="0" style:font-name-asian="Bitstream Vera Sans5" style:font-size-asian="10pt" style:font-weight-asian="normal" style:font-name-complex="Bitstream Vera Sans5" style:font-weight-complex="normal" style:text-emphasize="none" style:font-relief="none"/>
    </style:style>
    <style:style style:name="T32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text-shadow="none" style:text-underline-style="none" fo:font-weight="normal" fo:background-color="transparent" loext:char-shading-value="0" style:font-name-asian="Bitstream Vera Sans5" style:font-size-asian="10pt" style:language-asian="zxx" style:country-asian="none" style:font-weight-asian="normal" style:font-name-complex="Bitstream Vera Sans5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tyle-complex="italic" style:font-weight-complex="normal" style:text-emphasize="none" style:font-relief="none"/>
    </style:style>
    <style:style style:name="T34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weight-complex="normal" style:text-emphasize="none" style:font-relief="none"/>
    </style:style>
    <style:style style:name="T35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font-style="normal" fo:text-shadow="none" style:text-underline-style="none" fo:font-weight="normal" fo:background-color="transparent" loext:char-shading-value="0" style:font-name-asian="Bitstream Vera Sans5" style:font-size-asian="10pt" style:language-asian="zxx" style:country-asian="none" style:font-style-asian="normal" style:font-weight-asian="normal" style:font-name-complex="Bitstream Vera Sans5" style:font-size-complex="10pt" style:font-style-complex="normal" style:font-weight-complex="normal" style:text-emphasize="none" style:font-relief="none"/>
    </style:style>
    <style:style style:name="T36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text-emphasize="none" style:font-relief="none"/>
    </style:style>
    <style:style style:name="T37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font-style="normal" fo:text-shadow="none" style:text-underline-style="none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text-emphasize="none" style:font-relief="none"/>
    </style:style>
    <style:style style:name="T38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font-style="normal" fo:text-shadow="none" style:text-underline-style="none" fo:font-weight="normal" officeooo:rsid="0036af2b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text-emphasize="none" style:font-relief="none"/>
    </style:style>
    <style:style style:name="T39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font-style="normal" style:text-underline-style="none" fo:font-weight="normal" style:font-name-asian="Bitstream Vera Sans5" style:font-size-asian="10pt" style:language-asian="zxx" style:country-asian="none" style:font-style-asian="normal" style:font-weight-asian="normal" style:font-name-complex="Bitstream Vera Sans5" style:font-size-complex="10pt" style:font-style-complex="normal" style:font-weight-complex="normal" style:text-emphasize="none" style:font-relief="none"/>
    </style:style>
    <style:style style:name="T40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font-style="normal" style:text-underline-style="none" fo:font-weight="normal" officeooo:rsid="00348b87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text-emphasize="none" style:font-relief="none"/>
    </style:style>
    <style:style style:name="T41" style:family="text">
      <style:text-properties style:use-window-font-color="true" style:text-outline="false" style:text-line-through-style="none" style:text-line-through-type="none" style:font-name="Bitstream Vera Sans5" fo:font-size="10pt" fo:language="zxx" fo:country="none" fo:font-style="normal" style:text-underline-style="none" fo:font-weight="normal" officeooo:rsid="00348b87" fo:background-color="transparent" loext:char-shading-value="0" style:font-name-asian="Bitstream Vera Sans5" style:font-size-asian="10pt" style:language-asian="zxx" style:country-asian="none" style:font-style-asian="normal" style:font-weight-asian="normal" style:font-name-complex="Bitstream Vera Sans5" style:font-size-complex="10pt" style:font-style-complex="normal" style:font-weight-complex="normal" style:text-emphasize="none" style:font-relief="none"/>
    </style:style>
    <style:style style:name="T42" style:family="text">
      <style:text-properties style:use-window-font-color="true" style:text-outline="false" style:text-line-through-style="none" style:text-line-through-type="none" style:font-name="OpenSymbol" fo:font-size="10pt" fo:language="zxx" fo:country="none" fo:text-shadow="none" style:text-underline-style="none" fo:font-weight="normal" fo:background-color="transparent" loext:char-shading-value="0" style:font-name-asian="Bitstream Vera Sans5" style:font-weight-asian="normal" style:font-name-complex="Bitstream Vera Sans5" style:font-weight-complex="normal" style:text-emphasize="none" style:font-relief="none"/>
    </style:style>
    <style:style style:name="T43" style:family="text">
      <style:text-properties style:use-window-font-color="true" style:text-outline="false" style:text-line-through-style="none" style:text-line-through-type="none" style:font-name="OpenSymbol" fo:font-size="10pt" fo:language="zxx" fo:country="none" fo:font-style="normal" fo:text-shadow="none" style:text-underline-style="none" fo:font-weight="normal" fo:background-color="transparent" loext:char-shading-value="0" style:font-name-asian="Bitstream Vera Sans5" style:font-size-asian="10pt" style:language-asian="zxx" style:country-asian="none" style:font-style-asian="normal" style:font-weight-asian="normal" style:font-name-complex="Bitstream Vera Sans5" style:font-size-complex="10pt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line-through-type="none" style:font-name="OpenSymbol" fo:font-size="10pt" fo:language="zxx" fo:country="none" fo:font-style="normal" style:text-underline-style="none" fo:font-weight="normal" fo:background-color="transparent" loext:char-shading-value="0" style:font-name-asian="Bitstream Vera Sans5" style:font-size-asian="10pt" style:language-asian="zxx" style:country-asian="none" style:font-style-asian="normal" style:font-weight-asian="normal" style:font-name-complex="Bitstream Vera Sans5" style:font-size-complex="10pt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" style:language-asian="zxx" style:country-asian="none" style:font-style-asian="italic" style:font-weight-asian="normal" style:font-name-complex="OpenSymbol" style:font-style-complex="italic" style:font-weight-complex="normal" style:text-emphasize="none" style:font-relief="none"/>
    </style:style>
    <style:style style:name="T46" style:family="text">
      <style:text-properties style:use-window-font-color="tru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" style:language-asian="zxx" style:country-asian="none" style:font-weight-asian="normal" style:font-name-complex="OpenSymbol" style:font-weight-complex="normal" style:text-emphasize="none" style:text-scale="100%" style:font-relief="none"/>
    </style:style>
    <style:style style:name="T47" style:family="text">
      <style:text-properties style:use-window-font-color="true" officeooo:rsid="00248890" fo:background-color="transparent" loext:char-shading-value="0" style:font-size-asian="10pt" style:font-style-asian="normal" style:font-size-complex="10pt" style:font-style-complex="normal" style:text-scale="100%"/>
    </style:style>
    <style:style style:name="T48" style:family="text">
      <style:text-properties style:font-name="Bitstream Vera Sans5" fo:font-size="10pt" fo:font-style="normal" style:font-size-asian="10pt" style:font-style-asian="normal" style:font-size-complex="10pt" style:font-style-complex="normal"/>
    </style:style>
    <style:style style:name="T49" style:family="text">
      <style:text-properties style:font-name="Bitstream Vera Sans5" fo:font-size="10pt" fo:font-style="normal" style:font-size-asian="10pt" style:font-style-asian="normal" style:font-size-complex="10pt" style:font-style-complex="normal" style:text-scale="100%"/>
    </style:style>
    <style:style style:name="T50" style:family="text">
      <style:text-properties style:font-name="Bitstream Vera Sans5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Bitstream Vera Sans5" fo:font-size="10pt" style:font-size-asian="10pt" style:font-size-complex="10pt"/>
    </style:style>
    <style:style style:name="T52" style:family="text">
      <style:text-properties style:font-name="Bitstream Vera Sans5" fo:font-size="10pt" fo:language="zxx" fo:country="none" fo:font-style="normal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53" style:family="text">
      <style:text-properties style:font-name="Bitstream Vera Sans5" fo:font-size="8pt" style:font-size-asian="8pt" style:font-size-complex="8pt"/>
    </style:style>
    <style:style style:name="T54" style:family="text">
      <style:text-properties style:font-name="Bitstream Vera Sans5" fo:font-size="8pt" fo:font-style="normal" style:font-size-asian="8pt" style:font-style-asian="normal" style:font-size-complex="8pt" style:font-style-complex="normal"/>
    </style:style>
    <style:style style:name="T55" style:family="text">
      <style:text-properties style:font-name="Bitstream Vera Sans5" fo:font-size="8pt" fo:font-style="normal" officeooo:rsid="0044d1b8" style:font-size-asian="8pt" style:font-style-asian="normal" style:font-size-complex="8pt" style:font-style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58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 style:text-scale="100%"/>
    </style:style>
    <style:style style:name="T59" style:family="text">
      <style:text-properties style:font-name="OpenSymbol" fo:font-size="10pt" fo:font-style="normal" officeooo:rsid="0051e3e5" style:font-name-asian="OpenSymbol" style:font-size-asian="10pt" style:font-style-asian="normal" style:font-name-complex="OpenSymbol" style:font-size-complex="10pt" style:font-style-complex="normal"/>
    </style:style>
    <style:style style:name="T60" style:family="text">
      <style:text-properties style:font-name="OpenSymbol" fo:font-size="10pt" style:font-size-asian="10pt" style:font-style-asian="normal" style:font-size-complex="10pt" style:font-style-complex="normal"/>
    </style:style>
    <style:style style:name="T61" style:family="text">
      <style:text-properties style:font-name="Bitstream Vera Sans6" fo:font-size="10pt" fo:font-style="normal" style:font-size-asian="10pt" style:font-style-asian="normal" style:font-size-complex="10pt" style:font-style-complex="normal"/>
    </style:style>
    <style:style style:name="T62" style:family="text">
      <style:text-properties style:font-name="Bitstream Vera Sans6" fo:font-size="10pt" fo:font-style="normal" style:font-size-asian="10pt" style:font-style-asian="normal" style:font-size-complex="10pt" style:font-style-complex="normal" style:text-scale="100%"/>
    </style:style>
    <style:style style:name="T63" style:family="text">
      <style:text-properties style:font-size-asian="10pt" style:font-style-asian="normal" style:font-size-complex="10pt" style:font-style-complex="normal"/>
    </style:style>
    <style:style style:name="T64" style:family="text">
      <style:text-properties style:font-size-asian="10pt" style:font-style-asian="normal" style:font-size-complex="10pt" style:font-style-complex="normal" style:text-scale="100%"/>
    </style:style>
    <style:style style:name="T65" style:family="text">
      <style:text-properties style:font-size-asian="10pt" style:font-size-complex="10pt"/>
    </style:style>
    <style:style style:name="T66" style:family="text">
      <style:text-properties style:font-size-asian="10pt" style:font-size-complex="10pt" style:text-scale="100%"/>
    </style:style>
    <style:style style:name="T67" style:family="text">
      <style:text-properties style:text-scale="100%"/>
    </style:style>
    <style:style style:name="T68" style:family="text">
      <style:text-properties fo:color="#b3b3b3"/>
    </style:style>
    <style:style style:name="T69" style:family="text">
      <style:text-properties fo:color="#b3b3b3" style:font-name="Bitstream Vera Sans5" fo:font-size="10pt" fo:font-style="normal" style:font-size-asian="10pt" style:font-style-asian="normal" style:font-size-complex="10pt" style:font-style-complex="normal"/>
    </style:style>
    <style:style style:name="T70" style:family="text">
      <style:text-properties fo:color="#b3b3b3" style:font-name="Bitstream Vera Sans5" fo:font-size="10pt" fo:font-style="normal" style:font-style-asian="normal" style:font-style-complex="normal"/>
    </style:style>
    <style:style style:name="T71" style:family="text">
      <style:text-properties fo:color="#b3b3b3" style:font-name="Bitstream Vera Sans5" fo:font-size="10pt" fo:font-style="normal" officeooo:rsid="00248890" style:font-style-asian="normal" style:font-style-complex="normal" style:text-scale="100%"/>
    </style:style>
    <style:style style:name="T72" style:family="text">
      <style:text-properties fo:color="#b3b3b3" style:font-name="Bitstream Vera Sans5" fo:font-size="10pt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73" style:family="text">
      <style:text-properties style:font-style-asian="normal" style:font-style-complex="normal"/>
    </style:style>
    <style:style style:name="T74" style:family="text">
      <style:text-properties fo:language="zxx" fo:country="none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75" style:family="text">
      <style:text-properties fo:color="#000000"/>
    </style:style>
    <style:style style:name="T76" style:family="text">
      <style:text-properties fo:color="#000000" style:font-name="Bitstream Vera Sans5" fo:font-size="10pt" style:font-size-asian="10pt" style:font-size-complex="10pt"/>
    </style:style>
    <style:style style:name="T77" style:family="text">
      <style:text-properties fo:color="#000000" style:font-name="Bitstream Vera Sans5" fo:font-size="10pt" officeooo:rsid="0023f132" style:font-size-asian="10pt" style:font-size-complex="10pt"/>
    </style:style>
    <style:style style:name="T78" style:family="text">
      <style:text-properties fo:color="#000000" style:font-name="Bitstream Vera Sans5" fo:font-size="10pt" fo:font-style="normal" officeooo:rsid="00248890" style:font-size-asian="10pt" style:font-style-asian="normal" style:font-size-complex="10pt" style:font-style-complex="normal" style:text-scale="100%"/>
    </style:style>
    <style:style style:name="T79" style:family="text">
      <style:text-properties fo:color="#000000" style:font-name="Bitstream Vera Sans5" fo:font-size="10pt" fo:font-style="normal" officeooo:rsid="0023f132" style:font-size-asian="10pt" style:font-style-asian="normal" style:font-size-complex="10pt" style:font-style-complex="normal" style:text-scale="100%"/>
    </style:style>
    <style:style style:name="T80" style:family="text">
      <style:text-properties fo:color="#000000" style:font-name="Bitstream Vera Sans5" fo:font-size="10pt" fo:font-style="normal" officeooo:rsid="0023f132" style:font-style-asian="normal" style:font-style-complex="normal" style:text-scale="100%"/>
    </style:style>
    <style:style style:name="T81" style:family="text">
      <style:text-properties fo:color="#000000" style:font-name="Bitstream Vera Sans5" fo:font-size="10pt" fo:letter-spacing="normal" style:font-size-asian="10pt" style:font-size-complex="10pt"/>
    </style:style>
    <style:style style:name="T82" style:family="text">
      <style:text-properties fo:color="#000000" style:font-name="Bitstream Vera Sans5" fo:font-size="10pt" fo:letter-spacing="normal" fo:font-style="normal" officeooo:rsid="00223117" style:font-size-asian="10pt" style:font-style-asian="normal" style:font-size-complex="10pt" style:font-style-complex="normal" style:text-scale="100%"/>
    </style:style>
    <style:style style:name="T83" style:family="text">
      <style:text-properties fo:color="#000000" officeooo:rsid="0023f132"/>
    </style:style>
    <style:style style:name="T84" style:family="text">
      <style:text-properties fo:color="#000000" style:text-position="sub 58%" style:font-name="Bitstream Vera Sans5" fo:font-size="10pt" fo:letter-spacing="normal" fo:font-style="normal" officeooo:rsid="00223117" style:font-size-asian="10pt" style:font-style-asian="normal" style:font-size-complex="10pt" style:font-style-complex="normal" style:text-scale="100%"/>
    </style:style>
    <style:style style:name="T85" style:family="text">
      <style:text-properties fo:color="#000000" style:font-size-asian="10pt" style:font-size-complex="10pt"/>
    </style:style>
    <style:style style:name="T86" style:family="text">
      <style:text-properties fo:color="#000000" style:font-name="Bitstream Vera Sans2" fo:font-size="10pt" fo:font-style="normal" fo:font-weight="normal" officeooo:rsid="005b8bab" style:font-size-asian="10pt" style:font-style-asian="normal" style:font-weight-asian="normal"/>
    </style:style>
    <style:style style:name="T87" style:family="text">
      <style:text-properties style:text-outline="false" style:text-line-through-style="none" style:text-line-through-type="none" style:font-name="OpenSymbol" fo:font-size="10pt" fo:language="zxx" fo:country="none" fo:font-style="normal" fo:text-shadow="none" fo:font-weight="normal" fo:background-color="transparent" loext:char-shading-value="0" style:font-name-asian="OpenSymbol" style:font-weight-asian="normal" style:font-name-complex="OpenSymbol" style:font-weight-complex="normal" style:text-emphasize="none" style:font-relief="none"/>
    </style:style>
    <style:style style:name="T88" style:family="text">
      <style:text-properties style:text-outline="false" style:text-line-through-style="none" style:text-line-through-type="none" style:font-name="OpenSymbol" fo:font-size="10pt" fo:language="zxx" fo:country="none" fo:font-style="normal" fo:text-shadow="none" fo:font-weight="normal" fo:background-color="transparent" loext:char-shading-value="0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text-emphasize="none" style:font-relief="none"/>
    </style:style>
    <style:style style:name="T89" style:family="text">
      <style:text-properties style:text-outline="false" style:text-line-through-style="none" style:text-line-through-type="none" fo:language="zxx" fo:country="none" fo:text-shadow="none" style:text-underline-style="none" officeooo:rsid="002a7319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font-relief="none"/>
    </style:style>
    <style:style style:name="T90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91" style:family="text">
      <style:text-properties fo:color="#1ca2b8" style:font-name="Bitstream Vera Sans5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92" style:family="text">
      <style:text-properties fo:color="#1ca2b8" style:text-outline="false" style:text-line-through-style="none" style:text-line-through-type="none" style:font-name="Bitstream Vera Sans5" fo:font-size="10pt" fo:language="zxx" fo:country="none" fo:font-style="normal" fo:text-shadow="none" style:text-underline-style="solid" style:text-underline-width="auto" style:text-underline-color="font-color" fo:font-weight="normal" fo:background-color="transparent" loext:char-shading-value="0" style:font-name-asian="Bitstream Vera Sans5" style:font-size-asian="10pt" style:language-asian="zxx" style:country-asian="none" style:font-style-asian="normal" style:font-weight-asian="normal" style:font-name-complex="Bitstream Vera Sans5" style:font-size-complex="10pt" style:font-style-complex="normal" style:font-weight-complex="normal" style:text-emphasize="none" style:font-relief="none"/>
    </style:style>
    <style:style style:name="T93" style:family="text">
      <style:text-properties fo:color="#1ca2b8" style:text-outline="false" style:text-line-through-style="none" style:text-line-through-type="none" style:font-name="Bitstream Vera Sans5" fo:font-size="10pt" fo:language="zxx" fo:country="none" fo:font-style="normal" fo:text-shadow="none" style:text-underline-style="solid" style:text-underline-width="auto" style:text-underline-color="font-color" fo:font-weight="normal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text-emphasize="none" style:font-relief="none"/>
    </style:style>
    <style:style style:name="T94" style:family="text">
      <style:text-properties fo:color="#1ca2b8" style:text-outline="false" style:text-line-through-style="none" style:text-line-through-type="none" fo:language="zxx" fo:country="none" fo:text-shadow="none" style:text-underline-style="solid" style:text-underline-width="auto" style:text-underline-color="font-color" fo:font-weight="bold" fo:background-color="transparent" loext:char-shading-value="0" style:font-name-asian="OpenSymbol" style:font-size-asian="10pt" style:language-asian="zxx" style:country-asian="none" style:font-style-asian="italic" style:font-weight-asian="bold" style:font-name-complex="OpenSymbol" style:font-size-complex="10pt" style:font-style-complex="italic" style:font-weight-complex="bold" style:text-emphasize="none" style:font-relief="none"/>
    </style:style>
    <style:style style:name="T95" style:family="text">
      <style:text-properties fo:color="#c74028" style:text-outline="false" style:text-line-through-style="none" style:text-line-through-type="none" style:font-name="Bitstream Vera Sans5" fo:font-size="10pt" fo:language="zxx" fo:country="none" fo:font-style="normal" style:text-underline-style="solid" style:text-underline-width="auto" style:text-underline-color="font-color" fo:font-weight="bold" officeooo:rsid="00348b87" style:font-name-asian="Bitstream Vera Sans5" style:font-size-asian="10pt" style:language-asian="zxx" style:country-asian="none" style:font-style-asian="normal" style:font-weight-asian="bold" style:font-name-complex="Bitstream Vera Sans5" style:font-size-complex="10pt" style:font-style-complex="normal" style:font-weight-complex="bold" style:text-emphasize="none" style:font-relief="none"/>
    </style:style>
    <style:style style:name="T96" style:family="text">
      <style:text-properties fo:color="#c74028" style:text-outline="false" style:text-line-through-style="none" style:text-line-through-type="none" style:font-name="Bitstream Vera Sans5" fo:font-size="10pt" fo:language="zxx" fo:country="none" fo:font-style="normal" style:text-underline-style="solid" style:text-underline-width="auto" style:text-underline-color="font-color" fo:font-weight="normal" style:font-name-asian="Bitstream Vera Sans5" style:font-size-asian="10pt" style:language-asian="zxx" style:country-asian="none" style:font-style-asian="normal" style:font-weight-asian="normal" style:font-name-complex="Bitstream Vera Sans5" style:font-size-complex="10pt" style:font-style-complex="normal" style:font-weight-complex="normal" style:text-emphasize="none" style:font-relief="none"/>
    </style:style>
    <style:style style:name="T97" style:family="text">
      <style:text-properties fo:color="#c74028" style:text-outline="false" style:text-line-through-style="none" style:text-line-through-type="none" style:font-name="Bitstream Vera Sans5" fo:font-size="10pt" fo:language="zxx" fo:country="none" fo:font-style="normal" style:text-underline-style="none" fo:font-weight="normal" style:font-name-asian="Bitstream Vera Sans5" style:font-size-asian="10pt" style:language-asian="zxx" style:country-asian="none" style:font-style-asian="normal" style:font-weight-asian="normal" style:font-name-complex="Bitstream Vera Sans5" style:font-size-complex="10pt" style:font-style-complex="normal" style:font-weight-complex="normal" style:text-emphasize="none" style:font-relief="none"/>
    </style:style>
    <style:style style:name="T98" style:family="text">
      <style:text-properties fo:color="#c74028" style:text-outline="false" style:text-line-through-style="none" style:text-line-through-type="none" style:font-name="OpenSymbol" fo:font-size="10pt" fo:language="zxx" fo:country="none" fo:font-style="normal" style:text-underline-style="solid" style:text-underline-width="auto" style:text-underline-color="font-color" style:font-name-asian="OpenSymbol" style:font-size-asian="10pt" style:language-asian="zxx" style:country-asian="none" style:font-style-asian="normal" style:font-weight-asian="bold" style:font-name-complex="OpenSymbol" style:font-size-complex="10pt" style:font-style-complex="normal" style:font-weight-complex="bold" style:text-emphasize="none" style:font-relief="none"/>
    </style:style>
    <style:style style:name="T99" style:family="text">
      <style:text-properties fo:color="#c74028" style:font-name="Bitstream Vera Sans5" fo:font-size="10pt" fo:language="zxx" fo:country="none" fo:font-style="normal" style:text-underline-style="solid" style:text-underline-width="auto" style:text-underline-color="font-color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00" style:family="text">
      <style:text-properties fo:color="#7fb241" style:font-name="Bitstream Vera Sans5" fo:font-size="10pt" fo:language="zxx" fo:country="none" fo:font-style="normal" fo:text-shadow="none" style:text-underline-style="solid" style:text-underline-width="auto" style:text-underline-color="font-color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01" style:family="text">
      <style:text-properties fo:color="#7fb241" style:font-name="Bitstream Vera Sans5" fo:font-size="10pt" fo:language="zxx" fo:country="none" fo:font-style="normal" fo:text-shadow="none" style:text-underline-style="solid" style:text-underline-width="auto" style:text-underline-color="font-color" fo:font-weight="bold" officeooo:rsid="00348b87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02" style:family="text">
      <style:text-properties fo:color="#7fb241" style:font-name="Bitstream Vera Sans5" fo:font-size="10pt" fo:language="zxx" fo:country="none" fo:font-style="normal" fo:text-shadow="none" style:text-underline-style="solid" style:text-underline-width="auto" style:text-underline-color="font-color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text-scale="100%" style:font-relief="none"/>
    </style:style>
    <style:style style:name="T103" style:family="text">
      <style:text-properties fo:color="#7fb241" style:font-name="Bitstream Vera Sans5" fo:font-size="10pt" fo:language="zxx" fo:country="none" fo:font-style="normal" fo:text-shadow="none" style:text-underline-style="solid" style:text-underline-width="auto" style:text-underline-color="font-color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4" style:family="text">
      <style:text-properties fo:color="#7fb241" style:font-name="Bitstream Vera Sans5" fo:font-size="10pt" fo:language="zxx" fo:country="none" fo:font-style="normal" fo:text-shadow="none" style:text-underline-style="solid" style:text-underline-width="auto" style:text-underline-color="font-color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scale="100%" style:font-relief="none"/>
    </style:style>
    <style:style style:name="T105" style:family="text">
      <style:text-properties fo:color="#7fb241" fo:language="zxx" fo:country="none" fo:text-shadow="none" style:text-underline-style="solid" style:text-underline-width="auto" style:text-underline-color="font-color" fo:background-color="transparent" loext:char-shading-value="0" style:font-name-asian="OpenSymbol" style:font-size-asian="10pt" style:language-asian="zxx" style:country-asian="none" style:font-style-asian="normal" style:font-weight-asian="bold" style:font-name-complex="OpenSymbol" style:font-size-complex="10pt" style:font-style-complex="normal" style:font-weight-complex="bold" style:text-scale="100%" style:font-relief="none"/>
    </style:style>
    <style:style style:name="T106" style:family="text">
      <style:text-properties fo:color="#7fb241" style:text-outline="false" style:text-line-through-style="none" style:text-line-through-type="none" style:font-name="Bitstream Vera Sans5" fo:font-size="10pt" fo:language="zxx" fo:country="none" fo:font-style="normal" fo:text-shadow="none" style:text-underline-style="solid" style:text-underline-width="auto" style:text-underline-color="font-color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font-relief="none"/>
    </style:style>
    <style:style style:name="T107" style:family="text">
      <style:text-properties fo:color="#7fb241" style:text-outline="false" style:text-line-through-style="none" style:text-line-through-type="none" style:font-name="Bitstream Vera Sans5" fo:font-size="10pt" fo:language="zxx" fo:country="none" fo:font-style="normal" fo:text-shadow="none" style:text-underline-style="none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font-relief="none"/>
    </style:style>
    <style:style style:name="T108" style:family="text">
      <style:text-properties style:text-position="0% 100%" style:font-name="Bitstream Vera Sans5" fo:font-size="8pt" fo:font-style="normal" style:font-size-asian="8pt" style:font-style-asian="normal" style:font-size-complex="8pt" style:font-style-complex="normal"/>
    </style:style>
    <style:style style:name="T109" style:family="text">
      <style:text-properties style:text-position="0% 100%" style:font-name="Bitstream Vera Sans5" fo:font-size="8pt" fo:font-style="normal" officeooo:rsid="0044d1b8" style:font-size-asian="8pt" style:font-style-asian="normal" style:font-size-complex="8pt" style:font-style-complex="normal"/>
    </style:style>
    <style:style style:name="T110" style:family="text">
      <style:text-properties style:font-name="Symbol" fo:font-size="10pt" fo:font-style="normal" style:text-underline-style="none" fo:font-weight="normal" officeooo:rsid="0044d1b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11" style:family="text">
      <style:text-properties style:font-name="Symbol" fo:font-size="10pt" fo:language="zxx" fo:country="none" fo:font-style="normal" style:text-underline-style="none" fo:font-weight="normal" officeooo:rsid="0044d1b8" style:font-name-asian="Symbol" style:font-size-asian="10pt" style:language-asian="zxx" style:country-asian="none" style:font-style-asian="normal" style:font-weight-asian="normal" style:font-name-complex="Symbol" style:font-size-complex="10pt" style:font-style-complex="normal" style:font-weight-complex="normal" style:font-relief="none"/>
    </style:style>
    <style:style style:name="T112" style:family="text">
      <style:text-properties fo:letter-spacing="-0.011cm"/>
    </style:style>
    <style:style style:name="T113" style:family="text">
      <style:text-properties fo:letter-spacing="normal"/>
    </style:style>
    <style:style style:name="T114" style:family="text">
      <style:text-properties fo:letter-spacing="normal" officeooo:rsid="0056b874"/>
    </style:style>
    <style:style style:name="T115" style:family="text">
      <style:text-properties fo:font-size="10pt" fo:font-style="normal" style:font-size-asian="10pt" style:font-style-asian="normal" style:font-size-complex="10pt" style:font-style-complex="normal"/>
    </style:style>
    <style:style style:name="T11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ffffff" style:font-name="Bitstream Vera Sans5" fo:font-size="11pt" fo:font-weight="bold" style:font-size-asian="11pt" style:font-weight-asian="bold" style:font-size-complex="11pt" style:font-weight-complex="bold"/>
    </style:style>
    <style:style style:name="T118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draw:g text:anchor-type="paragraph" draw:z-index="8" draw:name="Forme5" draw:style-name="gr1"><draw:custom-shape draw:style-name="gr2" draw:text-style-name="P59" svg:width="3.964cm" svg:height="0.641cm" draw:transform="skewX (0.00279252680319092) rotate (0.0872664625997165) translate (-0.370416666666667cm -0.0934861111111111cm)"><text:p text:style-name="P58"><text:span text:style-name="T11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9"><draw:text-box fo:min-height="3.93cm"><text:section text:style-name="Sect1" text:name="Section7"><text:p text:style-name="P26"/><text:p text:style-name="P30"><text:span text:style-name="_5f_Niveau_5f_jaune"><text:span text:style-name="T31">Calcule A </text:span></text:span><text:span text:style-name="_5f_opensymbol"><text:span text:style-name="T42"></text:span></text:span><text:span text:style-name="_5f_Niveau_5f_jaune"><text:span text:style-name="T31"> 7 </text:span></text:span><text:span text:style-name="_5f_Consigne"><text:span text:style-name="T87"></text:span></text:span><text:span text:style-name="_5f_Niveau_5f_jaune"><text:span text:style-name="T31"> 2 </text:span></text:span><text:span text:style-name="_5f_opensymbol"><text:span text:style-name="T45">×</text:span></text:span><text:span text:style-name="_5f_Niveau_5f_jaune"><text:span text:style-name="T33"> </text:span></text:span><text:span text:style-name="_5f_Niveau_5f_jaune"><text:span text:style-name="T34">5</text:span></text:span><text:span text:style-name="_5f_Niveau_5f_jaune"><text:span text:style-name="T32"> </text:span></text:span><text:span text:style-name="_5f_opensymbol"><text:span text:style-name="T46">−</text:span></text:span><text:span text:style-name="_5f_Niveau_5f_jaune"><text:span text:style-name="T34"> 5.</text:span></text:span></text:p><text:p text:style-name="P29"><text:span text:style-name="Bold_5f_niv1"><text:span text:style-name="T89">Correction</text:span></text:span></text:p><text:p text:style-name="P27"><text:span text:style-name="_5f_variables"><text:span text:style-name="T50">A</text:span></text:span><text:span text:style-name="_5f_variables"><text:span text:style-name="T35"> </text:span></text:span><text:span text:style-name="_5f_Niveau_5f_jaune"><text:span text:style-name="T43"></text:span></text:span><text:span text:style-name="_5f_variables"><text:span text:style-name="T35"> </text:span></text:span><text:span text:style-name="_5f_variables"><text:span text:style-name="T50">7</text:span></text:span><text:span text:style-name="_5f_variables"><text:span text:style-name="T35"> </text:span></text:span><text:span text:style-name="_5f_Consigne"><text:span text:style-name="T88"></text:span></text:span><text:span text:style-name="_5f_variables"><text:span text:style-name="T35"> </text:span></text:span><text:span text:style-name="_5f_variables"><text:span text:style-name="T91">2</text:span></text:span><text:span text:style-name="_5f_variables"><text:span text:style-name="T92"> </text:span></text:span><text:span text:style-name="_5f_opensymbol"><text:span text:style-name="T94">×</text:span></text:span><text:span text:style-name="_5f_variables"><text:span text:style-name="T93"> </text:span></text:span><text:span text:style-name="_5f_variables"><text:span text:style-name="T91">5</text:span></text:span><text:span text:style-name="_5f_Niveau_5f_jaune"><text:span text:style-name="T35"> </text:span></text:span><text:span text:style-name="_5f_opensymbol"><text:span text:style-name="T90">−</text:span></text:span><text:span text:style-name="_5f_variables"><text:span text:style-name="T50"> 5 </text:span></text:span><text:span text:style-name="_5f_variables"><text:span text:style-name="T110"></text:span></text:span><text:span text:style-name="_5f_variables"><text:span text:style-name="T53"> </text:span></text:span><text:span text:style-name="_5f_variables"><text:span text:style-name="T55">L</text:span></text:span><text:span text:style-name="_5f_variables"><text:span text:style-name="T54">e produit s’effectue en</text:span></text:span><text:span text:style-name="_5f_variables"><text:span text:style-name="T108"> </text:span></text:span><text:span text:style-name="_5f_variables"><text:span text:style-name="T109">premier.</text:span></text:span></text:p><text:p text:style-name="P25"><text:span text:style-name="_5f_variables"><text:span text:style-name="T13">A</text:span></text:span><text:span text:style-name="_5f_variables"><text:span text:style-name="T39"> </text:span></text:span><text:span text:style-name="_5f_Niveau_5f_jaune"><text:span text:style-name="T44"></text:span></text:span><text:span text:style-name="_5f_variables"><text:span text:style-name="T97"> </text:span></text:span><text:span text:style-name="_5f_variables"><text:span text:style-name="T99">7</text:span></text:span><text:span text:style-name="_5f_variables"><text:span text:style-name="T96"> </text:span></text:span><text:span text:style-name="_5f_Consigne"><text:span text:style-name="T98"></text:span></text:span><text:span text:style-name="_5f_variables"><text:span text:style-name="T96"> </text:span></text:span><text:span text:style-name="_5f_variables"><text:span text:style-name="T95">10</text:span></text:span><text:span text:style-name="_5f_Niveau_5f_jaune"><text:span text:style-name="T41"> </text:span></text:span><text:span text:style-name="_5f_opensymbol"><text:span text:style-name="T26">−</text:span></text:span><text:span text:style-name="_5f_variables"><text:span text:style-name="T13"> 5 </text:span></text:span><text:span text:style-name="_5f_variables"><text:span text:style-name="T111"></text:span></text:span><text:span text:style-name="_5f_variables"><text:span text:style-name="T13"> </text:span></text:span><text:span text:style-name="_5f_variables"><text:span text:style-name="T17">I</text:span></text:span><text:span text:style-name="_5f_variables"><text:span text:style-name="T16">l n’y a que des additions ou soustractions : les calculs se font de gauche à droite.</text:span></text:span></text:p><text:p text:style-name="P35"><text:span text:style-name="_5f_variables"><text:span text:style-name="T14">A</text:span></text:span><text:span text:style-name="_5f_variables"><text:span text:style-name="T35"> </text:span></text:span><text:span text:style-name="_5f_Niveau_5f_jaune"><text:span text:style-name="T43"></text:span></text:span><text:span text:style-name="_5f_variables"><text:span text:style-name="T107"> </text:span></text:span><text:span text:style-name="_5f_variables"><text:span text:style-name="T101">17</text:span></text:span><text:span text:style-name="_5f_variables"><text:span text:style-name="T103"> </text:span></text:span><text:span text:style-name="_5f_opensymbol"><text:span text:style-name="T105">−</text:span></text:span><text:span text:style-name="_5f_variables"><text:span text:style-name="T104"> </text:span></text:span><text:span text:style-name="_5f_variables"><text:span text:style-name="T100">5</text:span></text:span></text:p><text:p text:style-name="P24"><text:span text:style-name="_5f_variables"><text:span text:style-name="T38">donc A</text:span></text:span><text:span text:style-name="_5f_variables"><text:span text:style-name="T35"> </text:span></text:span><text:span text:style-name="_5f_Niveau_5f_jaune"><text:span text:style-name="T43"></text:span></text:span><text:span text:style-name="_5f_variables"><text:span text:style-name="T35"> </text:span></text:span><text:span text:style-name="_5f_variables"><text:span text:style-name="T37">12</text:span></text:span></text:p></text:section></draw:text-box></draw:frame></text:h>
      <text:list xml:id="list2556642649" text:style-name="Num_5f_Exo">
        <text:list-item>
          <text:h text:style-name="P37" text:outline-level="1"> <text:span text:style-name="T112">Effectue les calculs suivants en soulignant le calcul en cours.</text:span></text:h>
        </text:list-item>
      </text:list>
      <text:section text:style-name="Sect2" text:name="Section4">
        <text:p text:style-name="P33"><text:span text:style-name="corps"><text:span text:style-name="T48">A </text:span></text:span><text:span text:style-name="_5f_opensymbol"><text:span text:style-name="T60"></text:span></text:span><text:span text:style-name="corps"><text:span text:style-name="T48"> </text:span></text:span><text:span text:style-name="_5f_Consigne"><text:span text:style-name="T48">14</text:span></text:span><text:span text:style-name="_5f_pointillés_20_gris"><text:span text:style-name="T67"> </text:span></text:span><text:span text:style-name="_5f_opensymbol"><text:span text:style-name="T64">−</text:span></text:span><text:span text:style-name="_5f_Consigne"><text:span text:style-name="T49"> </text:span></text:span><text:span text:style-name="_5f_Consigne"><text:span text:style-name="T48">5 </text:span></text:span><text:span text:style-name="_5f_Consigne"><text:span text:style-name="T57"></text:span></text:span><text:span text:style-name="_5f_Consigne"><text:span text:style-name="T48"> 3</text:span></text:span></text:p>
        <text:p text:style-name="P33"><text:span text:style-name="_5f_Consigne"><text:span text:style-name="T48">A </text:span></text:span><text:span text:style-name="_5f_opensymbol"><text:span text:style-name="T60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A </text:span></text:span><text:span text:style-name="_5f_opensymbol"><text:span text:style-name="T20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corps"><text:span text:style-name="T48">B </text:span></text:span><text:span text:style-name="_5f_opensymbol"><text:span text:style-name="T60"></text:span></text:span><text:span text:style-name="corps"><text:span text:style-name="T48"> </text:span></text:span><text:span text:style-name="_5f_Consigne"><text:span text:style-name="T48">14 </text:span></text:span><text:span text:style-name="_5f_Consigne"><text:span text:style-name="T57"></text:span></text:span><text:span text:style-name="_5f_Consigne"><text:span text:style-name="T48"> 5</text:span></text:span><text:span text:style-name="_5f_pointillés_20_gris"><text:span text:style-name="T67"> </text:span></text:span><text:span text:style-name="_5f_opensymbol"><text:span text:style-name="T64">−</text:span></text:span><text:span text:style-name="_5f_Consigne"><text:span text:style-name="T49"> </text:span></text:span><text:span text:style-name="_5f_Consigne"><text:span text:style-name="T48">3</text:span></text:span></text:p>
        <text:p text:style-name="P33"><text:span text:style-name="_5f_Consigne"><text:span text:style-name="T48">B </text:span></text:span><text:span text:style-name="_5f_opensymbol"><text:span text:style-name="T60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B </text:span></text:span><text:span text:style-name="_5f_opensymbol"><text:span text:style-name="T20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corps"><text:span text:style-name="T48">C </text:span></text:span><text:span text:style-name="_5f_opensymbol"><text:span text:style-name="T60"></text:span></text:span><text:span text:style-name="corps"><text:span text:style-name="T48"> </text:span></text:span><text:span text:style-name="_5f_Consigne"><text:span text:style-name="T48">14 </text:span></text:span><text:span text:style-name="_5f_Consigne"><text:span text:style-name="T57"></text:span></text:span><text:span text:style-name="_5f_Consigne"><text:span text:style-name="T48"> 5 </text:span></text:span><text:span text:style-name="_5f_Consigne"><text:span text:style-name="T57"></text:span></text:span><text:span text:style-name="_5f_Consigne"><text:span text:style-name="T48"> 3</text:span></text:span></text:p>
        <text:p text:style-name="P33"><text:span text:style-name="_5f_Consigne"><text:span text:style-name="T48">C </text:span></text:span><text:span text:style-name="_5f_opensymbol"><text:span text:style-name="T60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C </text:span></text:span><text:span text:style-name="_5f_opensymbol"><text:span text:style-name="T20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_5f_Consigne"><text:span text:style-name="T48">D </text:span></text:span><text:span text:style-name="_5f_opensymbol"><text:span text:style-name="T63"></text:span></text:span><text:span text:style-name="_5f_Consigne"><text:span text:style-name="T48"> 24</text:span></text:span><text:span text:style-name="_5f_Consigne"><text:span text:style-name="T49"> </text:span></text:span><text:span text:style-name="_5f_Consigne"><text:span text:style-name="T58"></text:span></text:span><text:span text:style-name="_5f_Consigne"><text:span text:style-name="T49"> </text:span></text:span><text:span text:style-name="_5f_Consigne"><text:span text:style-name="T48">19</text:span></text:span><text:span text:style-name="_5f_pointillés_20_gris"><text:span text:style-name="T67"> </text:span></text:span><text:span text:style-name="_5f_opensymbol"><text:span text:style-name="T64">−</text:span></text:span><text:span text:style-name="_5f_Consigne"><text:span text:style-name="T49"> </text:span></text:span><text:span text:style-name="_5f_Consigne"><text:span text:style-name="T48">5</text:span></text:span></text:p>
        <text:p text:style-name="P33"><text:span text:style-name="_5f_Consigne"><text:span text:style-name="T48">D </text:span></text:span><text:span text:style-name="_5f_opensymbol"><text:span text:style-name="T63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D </text:span></text:span><text:span text:style-name="_5f_opensymbol"><text:span text:style-name="T24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corps"><text:span text:style-name="T12">E </text:span></text:span><text:span text:style-name="_5f_opensymbol"><text:span text:style-name="T25"></text:span></text:span><text:span text:style-name="corps"><text:span text:style-name="T12"> </text:span></text:span><text:span text:style-name="_5f_Consigne"><text:span text:style-name="T48">24</text:span></text:span><text:span text:style-name="_5f_pointillés_20_gris"><text:span text:style-name="T67"> </text:span></text:span><text:span text:style-name="_5f_opensymbol"><text:span text:style-name="T64">−</text:span></text:span><text:span text:style-name="_5f_Consigne"><text:span text:style-name="T49"> </text:span></text:span><text:span text:style-name="_5f_Consigne"><text:span text:style-name="T48">19 </text:span></text:span><text:span text:style-name="_5f_opensymbol"><text:span text:style-name="T64">−</text:span></text:span><text:span text:style-name="_5f_Consigne"><text:span text:style-name="T48"> 5</text:span></text:span></text:p>
        <text:p text:style-name="P33"><text:span text:style-name="_5f_Consigne"><text:span text:style-name="T48">E </text:span></text:span><text:span text:style-name="_5f_opensymbol"><text:span text:style-name="T63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E </text:span></text:span><text:span text:style-name="_5f_opensymbol"><text:span text:style-name="T24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corps"><text:span text:style-name="T51">F </text:span></text:span><text:span text:style-name="_5f_opensymbol"><text:span text:style-name="T65"></text:span></text:span><text:span text:style-name="corps"><text:span text:style-name="T51"> 3 </text:span></text:span><text:span text:style-name="_5f_opensymbol"><text:span text:style-name="T25">×</text:span></text:span><text:span text:style-name="corps"><text:span text:style-name="T12"> 2 </text:span></text:span><text:span text:style-name="_5f_opensymbol"><text:span text:style-name="T25">×</text:span></text:span><text:span text:style-name="corps"><text:span text:style-name="T12"> 11</text:span></text:span></text:p>
        <text:p text:style-name="P33"><text:span text:style-name="_5f_Consigne"><text:span text:style-name="T48">F </text:span></text:span><text:span text:style-name="_5f_opensymbol"><text:span text:style-name="T63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F </text:span></text:span><text:span text:style-name="_5f_opensymbol"><text:span text:style-name="T24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corps"><text:span text:style-name="T51">G </text:span></text:span><text:span text:style-name="_5f_opensymbol"><text:span text:style-name="T65"></text:span></text:span><text:span text:style-name="corps"><text:span text:style-name="T51"> </text:span></text:span><text:span text:style-name="corps"><text:span text:style-name="T10">2 </text:span></text:span><text:span text:style-name="_5f_opensymbol"><text:span text:style-name="T25">×</text:span></text:span><text:span text:style-name="corps"><text:span text:style-name="T12"> </text:span></text:span><text:span text:style-name="corps"><text:span text:style-name="T10">4 </text:span></text:span><text:span text:style-name="_5f_opensymbol"><text:span text:style-name="T24">÷</text:span></text:span><text:span text:style-name="corps"><text:span text:style-name="T10"> 4</text:span></text:span><text:span text:style-name="corps"><text:span text:style-name="T11"> </text:span></text:span></text:p>
        <text:p text:style-name="P33"><text:span text:style-name="_5f_Consigne"><text:span text:style-name="T48">G </text:span></text:span><text:span text:style-name="_5f_opensymbol"><text:span text:style-name="T63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G </text:span></text:span><text:span text:style-name="_5f_opensymbol"><text:span text:style-name="T24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corps"><text:span text:style-name="T51">H </text:span></text:span><text:span text:style-name="_5f_opensymbol"><text:span text:style-name="T65"></text:span></text:span><text:span text:style-name="corps"><text:span text:style-name="T51"> 15 </text:span></text:span><text:span text:style-name="_5f_opensymbol"><text:span text:style-name="T74">×</text:span></text:span><text:span text:style-name="corps"><text:span text:style-name="T52"> 4 </text:span></text:span><text:span text:style-name="_5f_opensymbol"><text:span text:style-name="T24">÷</text:span></text:span><text:span text:style-name="corps"><text:span text:style-name="T10"> 3</text:span></text:span></text:p>
        <text:p text:style-name="P33"><text:span text:style-name="_5f_Consigne"><text:span text:style-name="T48">H </text:span></text:span><text:span text:style-name="_5f_opensymbol"><text:span text:style-name="T63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H </text:span></text:span><text:span text:style-name="_5f_opensymbol"><text:span text:style-name="T24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corps"><text:span text:style-name="T10">I </text:span></text:span><text:span text:style-name="_5f_opensymbol"><text:span text:style-name="T24"></text:span></text:span><text:span text:style-name="corps"><text:span text:style-name="T10"> 45 </text:span></text:span><text:span text:style-name="_5f_opensymbol"><text:span text:style-name="T24">÷</text:span></text:span><text:span text:style-name="corps"><text:span text:style-name="T10"> 5 </text:span></text:span><text:span text:style-name="_5f_opensymbol"><text:span text:style-name="T25">×</text:span></text:span><text:span text:style-name="corps"><text:span text:style-name="T12"> 8</text:span></text:span></text:p>
        <text:p text:style-name="P33"><text:span text:style-name="_5f_Consigne"><text:span text:style-name="T48">I </text:span></text:span><text:span text:style-name="_5f_opensymbol"><text:span text:style-name="T63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I </text:span></text:span><text:span text:style-name="_5f_opensymbol"><text:span text:style-name="T24"></text:span></text:span><text:span text:style-name="_5f_Consigne"><text:span text:style-name="T10"> </text:span></text:span><text:span text:style-name="_5f_Consigne"><text:span text:style-name="T72"><text:tab/></text:span></text:span></text:p>
        <text:p text:style-name="P33"><text:span text:style-name="corps"><text:span text:style-name="T12">J </text:span></text:span><text:span text:style-name="_5f_opensymbol"><text:span text:style-name="T25"></text:span></text:span><text:span text:style-name="corps"><text:span text:style-name="T12"> 20 </text:span></text:span><text:span text:style-name="_5f_opensymbol"><text:span text:style-name="T25">×</text:span></text:span><text:span text:style-name="corps"><text:span text:style-name="T12"> 5 </text:span></text:span><text:span text:style-name="_5f_opensymbol"><text:span text:style-name="T24">÷</text:span></text:span><text:span text:style-name="corps"><text:span text:style-name="T10"> 4</text:span></text:span></text:p>
        <text:p text:style-name="P33"><text:span text:style-name="_5f_Consigne"><text:span text:style-name="T48">J </text:span></text:span><text:span text:style-name="_5f_opensymbol"><text:span text:style-name="T63"></text:span></text:span><text:span text:style-name="_5f_Consigne"><text:span text:style-name="T48"> </text:span></text:span><text:span text:style-name="_5f_Consigne"><text:span text:style-name="T69"><text:tab/></text:span></text:span></text:p>
        <text:p text:style-name="P33"><text:span text:style-name="_5f_Consigne"><text:span text:style-name="T10">J </text:span></text:span><text:span text:style-name="_5f_opensymbol"><text:span text:style-name="T24"></text:span></text:span><text:span text:style-name="_5f_Consigne"><text:span text:style-name="T10"> </text:span></text:span><text:span text:style-name="_5f_Consigne"><text:span text:style-name="T72"><text:tab/></text:span></text:span></text:p>
      </text:section>
      <text:list xml:id="list151459454936870" text:continue-numbering="true" text:style-name="Num_5f_Exo">
        <text:list-item>
          <text:h text:style-name="P38" text:outline-level="1"> <text:span text:style-name="T113">Entoure le signe opératoire de l’opération priori</text:span><text:span text:style-name="T114">­</text:span><text:span text:style-name="T113">taire. (Il peut y en avoir plusieurs.)</text:span></text:h>
        </text:list-item>
      </text:list>
      <text:section text:style-name="Sect2" text:name="Section1">
        <text:list xml:id="list2324579802" text:style-name="liste_5f_abc">
          <text:list-item>
            <text:p text:style-name="P46">252 <text:span text:style-name="_5f_Consigne"><text:span text:style-name="T57"></text:span></text:span> 21 <text:span text:style-name="_5f_opensymbol">×</text:span> 41</text:p>
          </text:list-item>
          <text:list-item>
            <text:p text:style-name="P47">6,3<text:span text:style-name="_5f_pointillés_20_gris"><text:span text:style-name="T67"> </text:span></text:span><text:span text:style-name="_5f_opensymbol"><text:span text:style-name="T66">−</text:span></text:span><text:span text:style-name="T67"> </text:span>2,1 <text:span text:style-name="_5f_opensymbol">÷</text:span> 7</text:p>
          </text:list-item>
          <text:list-item>
            <text:p text:style-name="P47">3 <text:span text:style-name="_5f_Consigne"><text:span text:style-name="T57"></text:span></text:span> 0,3 <text:span text:style-name="_5f_opensymbol">×</text:span> 0,3<text:span text:style-name="_5f_pointillés_20_gris"><text:span text:style-name="T67"> </text:span></text:span><text:span text:style-name="_5f_opensymbol"><text:span text:style-name="T66">−</text:span></text:span><text:span text:style-name="T67"> </text:span>3 </text:p>
          </text:list-item>
          <text:list-item>
            <text:p text:style-name="P47">2 <text:span text:style-name="_5f_opensymbol">×</text:span> 2<text:span text:style-name="_5f_pointillés_20_gris"><text:span text:style-name="T67"> </text:span></text:span><text:span text:style-name="_5f_opensymbol"><text:span text:style-name="T66">−</text:span></text:span><text:span text:style-name="T67"> </text:span>2 <text:span text:style-name="_5f_opensymbol">÷</text:span> 2 </text:p>
          </text:list-item>
          <text:list-item>
            <text:p text:style-name="P47">17<text:span text:style-name="_5f_pointillés_20_gris"><text:span text:style-name="T67"> </text:span></text:span><text:span text:style-name="_5f_opensymbol"><text:span text:style-name="T66">−</text:span></text:span><text:span text:style-name="T67"> </text:span>15 <text:span text:style-name="_5f_opensymbol">÷</text:span> 3 <text:span text:style-name="_5f_Consigne"><text:span text:style-name="T57"></text:span></text:span> 1</text:p>
          </text:list-item>
          <text:list-item>
            <text:p text:style-name="P47">50 <text:span text:style-name="_5f_Consigne"><text:span text:style-name="T57"></text:span></text:span> 3 <text:span text:style-name="_5f_Consigne"><text:span text:style-name="T57"></text:span></text:span> 2 <text:span text:style-name="_5f_opensymbol">×</text:span> 10</text:p>
          </text:list-item>
          <text:list-item>
            <text:p text:style-name="P47">0,204 <text:span text:style-name="_5f_opensymbol">×</text:span> 99<text:span text:style-name="_5f_pointillés_20_gris"><text:span text:style-name="T67"> </text:span></text:span><text:span text:style-name="_5f_opensymbol"><text:span text:style-name="T66">−</text:span></text:span><text:span text:style-name="T67"> </text:span>5,4</text:p>
          </text:list-item>
          <text:list-item>
            <text:p text:style-name="P48"><text:span text:style-name="T61">9 </text:span><text:span text:style-name="_5f_Consigne"><text:span text:style-name="T57"></text:span></text:span><text:span text:style-name="T61"> 12 </text:span><text:span text:style-name="_5f_opensymbol"><text:span text:style-name="T63">×</text:span></text:span><text:span text:style-name="T61"> 11 </text:span><text:span text:style-name="_5f_opensymbol"><text:span text:style-name="T63">÷</text:span></text:span><text:span text:style-name="T61"> 8</text:span></text:p>
          </text:list-item>
        </text:list>
      </text:section>
      <text:list xml:id="list151459477952005" text:continue-list="list151459454936870" text:style-name="Num_5f_Exo">
        <text:list-item>
          <text:h text:style-name="P38" text:outline-level="1"> Effectue les calculs suivants en soulignant le(s) calcul(s) en cours.</text:h>
        </text:list-item>
      </text:list>
      <text:section text:style-name="Sect2" text:name="Section2">
        <text:p text:style-name="P34">K <text:span text:style-name="_5f_opensymbol"></text:span> 24 <text:span text:style-name="_5f_Consigne"><text:span text:style-name="T57"></text:span></text:span> 3 <text:span text:style-name="_5f_opensymbol">×</text:span> 7</text:p>
        <text:p text:style-name="P34">K <text:span text:style-name="_5f_opensymbol"></text:span> <text:span text:style-name="_5f_pointillés_20_gris"><text:tab/></text:span></text:p>
        <text:p text:style-name="P34">K <text:span text:style-name="_5f_opensymbol"></text:span> <text:span text:style-name="_5f_Consigne"><text:span text:style-name="T69"><text:tab/></text:span></text:span></text:p>
        <text:p text:style-name="P34">L <text:span text:style-name="_5f_opensymbol"></text:span> 15 <text:span text:style-name="_5f_opensymbol">÷</text:span> 5 <text:span text:style-name="_5f_opensymbol"><text:span text:style-name="T66">−</text:span></text:span> 2</text:p>
        <text:p text:style-name="P34">L <text:span text:style-name="_5f_opensymbol"></text:span> <text:span text:style-name="_5f_pointillés_20_gris"><text:tab/></text:span></text:p>
        <text:p text:style-name="P34">L <text:span text:style-name="_5f_opensymbol"></text:span> <text:span text:style-name="_5f_Consigne"><text:span text:style-name="T69"><text:tab/></text:span></text:span></text:p>
        <text:p text:style-name="P34">M <text:span text:style-name="_5f_opensymbol"></text:span> 720 <text:span text:style-name="_5f_opensymbol">÷</text:span> 9 <text:span text:style-name="_5f_Consigne"><text:span text:style-name="T57"></text:span></text:span> 4 </text:p>
        <text:p text:style-name="P34">M <text:span text:style-name="_5f_opensymbol"></text:span> <text:span text:style-name="_5f_pointillés_20_gris"><text:tab/></text:span></text:p>
        <text:p text:style-name="P34">M <text:span text:style-name="_5f_opensymbol"></text:span> <text:span text:style-name="_5f_Consigne"><text:span text:style-name="T69"><text:tab/></text:span></text:span></text:p>
        <text:p text:style-name="P34">N <text:span text:style-name="_5f_opensymbol"></text:span> 20 <text:span text:style-name="_5f_opensymbol"><text:span text:style-name="T66">−</text:span></text:span> 0,1 <text:span text:style-name="_5f_opensymbol">×</text:span> 38</text:p>
        <text:p text:style-name="P34">N <text:span text:style-name="_5f_opensymbol"></text:span> <text:span text:style-name="_5f_pointillés_20_gris"><text:tab/></text:span></text:p>
        <text:p text:style-name="P34">N <text:span text:style-name="_5f_opensymbol"></text:span> <text:span text:style-name="_5f_Consigne"><text:span text:style-name="T69"><text:tab/></text:span></text:span></text:p>
        <text:p text:style-name="P34">P <text:span text:style-name="_5f_opensymbol"></text:span> 60<text:span text:style-name="_5f_pointillés_20_gris"><text:span text:style-name="T67"> </text:span></text:span><text:span text:style-name="_5f_opensymbol"><text:span text:style-name="T66">−</text:span></text:span><text:span text:style-name="T67"> </text:span>14 <text:span text:style-name="_5f_Consigne"><text:span text:style-name="T57"></text:span></text:span> 5 <text:span text:style-name="_5f_opensymbol">×</text:span> 3 <text:span text:style-name="_5f_Consigne"><text:span text:style-name="T57"></text:span></text:span> 2</text:p>
        <text:p text:style-name="P34">P <text:span text:style-name="_5f_opensymbol"></text:span> <text:span text:style-name="_5f_pointillés_20_gris"><text:tab/></text:span></text:p>
        <text:p text:style-name="P34">P <text:span text:style-name="_5f_opensymbol"></text:span> <text:span text:style-name="_5f_pointillés_20_gris"><text:tab/></text:span></text:p>
        <text:p text:style-name="P34">P <text:span text:style-name="_5f_opensymbol"></text:span> <text:span text:style-name="_5f_pointillés_20_gris"><text:tab/></text:span></text:p>
        <text:p text:style-name="P34">P <text:span text:style-name="_5f_opensymbol"></text:span> <text:span text:style-name="_5f_Consigne"><text:span text:style-name="T69"><text:tab/></text:span></text:span></text:p>
        <text:p text:style-name="P34">R <text:span text:style-name="_5f_opensymbol"></text:span> 8 <text:span text:style-name="_5f_opensymbol">×</text:span> 3<text:span text:style-name="_5f_pointillés_20_gris"><text:span text:style-name="T67"> </text:span></text:span><text:span text:style-name="_5f_opensymbol"><text:span text:style-name="T66">−</text:span></text:span><text:span text:style-name="T67"> </text:span>5 <text:span text:style-name="_5f_opensymbol">×</text:span> 4 <text:span text:style-name="_5f_opensymbol">×</text:span> 0,2</text:p>
        <text:p text:style-name="P34">R <text:span text:style-name="_5f_opensymbol"></text:span> <text:span text:style-name="_5f_pointillés_20_gris"><text:tab/></text:span></text:p>
        <text:p text:style-name="P34">R <text:span text:style-name="_5f_opensymbol"></text:span> <text:span text:style-name="_5f_pointillés_20_gris"><text:tab/></text:span></text:p>
        <text:p text:style-name="P34">R <text:span text:style-name="_5f_opensymbol"></text:span> <text:span text:style-name="_5f_pointillés_20_gris"><text:tab/></text:span></text:p>
        <text:p text:style-name="P34">R <text:span text:style-name="_5f_opensymbol"></text:span> <text:span text:style-name="_5f_pointillés_20_gris"><text:tab/></text:span></text:p>
      </text:section>
      <text:list xml:id="list151459363867619" text:continue-numbering="true" text:style-name="Num_5f_Exo">
        <text:list-item>
          <text:h text:style-name="P39" text:outline-level="1"> Calcule mentalement.</text:h>
        </text:list-item>
      </text:list>
      <text:section text:style-name="Sect2" text:name="Section3">
        <text:list xml:id="list151460478634345" text:continue-list="list2324579802" text:style-name="liste_5f_abc">
          <text:list-item text:start-value="1">
            <text:p text:style-name="P56">16 <text:span text:style-name="_5f_opensymbol">×</text:span> 2<text:span text:style-name="_5f_pointillés_20_gris"><text:span text:style-name="T67"> </text:span></text:span><text:span text:style-name="_5f_opensymbol"><text:span text:style-name="T66">−</text:span></text:span><text:span text:style-name="T67"> </text:span>22 <text:span text:style-name="_5f_opensymbol"></text:span> <text:span text:style-name="_5f_pointillés_20_gris"><text:tab/></text:span></text:p>
          </text:list-item>
          <text:list-item>
            <text:p text:style-name="P56">40<text:span text:style-name="_5f_pointillés_20_gris"><text:span text:style-name="T67"> </text:span></text:span><text:span text:style-name="_5f_opensymbol"><text:span text:style-name="T66">−</text:span></text:span><text:span text:style-name="T67"> </text:span>12 <text:span text:style-name="_5f_opensymbol">÷</text:span> 6 <text:span text:style-name="_5f_opensymbol"></text:span> <text:span text:style-name="_5f_pointillés_20_gris"><text:tab/></text:span></text:p>
          </text:list-item>
          <text:list-item>
            <text:p text:style-name="P56">17<text:span text:style-name="_5f_pointillés_20_gris"><text:span text:style-name="T67"> </text:span></text:span><text:span text:style-name="_5f_opensymbol"><text:span text:style-name="T66">−</text:span></text:span><text:span text:style-name="T67"> </text:span>5 <text:span text:style-name="_5f_opensymbol">×</text:span> 3 <text:span text:style-name="_5f_opensymbol"></text:span> <text:span text:style-name="_5f_pointillés_20_gris"><text:tab/></text:span></text:p>
          </text:list-item>
          <text:list-item>
            <text:p text:style-name="P56">56 <text:span text:style-name="_5f_opensymbol">÷</text:span> 7 <text:span text:style-name="_5f_Consigne"><text:span text:style-name="T57"></text:span></text:span> 5 <text:span text:style-name="_5f_opensymbol"></text:span> <text:span text:style-name="_5f_pointillés_20_gris"><text:tab/></text:span></text:p>
          </text:list-item>
          <text:list-item>
            <text:p text:style-name="P56">8 <text:span text:style-name="_5f_Consigne"><text:span text:style-name="T57"></text:span></text:span> 8 <text:span text:style-name="_5f_opensymbol">×</text:span> 7 <text:span text:style-name="_5f_opensymbol"></text:span> <text:span text:style-name="_5f_pointillés_20_gris"><text:tab/></text:span></text:p>
          </text:list-item>
          <text:list-item>
            <text:p text:style-name="P56"><text:span text:style-name="T61">9</text:span><text:span text:style-name="_5f_pointillés_20_gris"><text:span text:style-name="T67"> </text:span></text:span><text:span text:style-name="_5f_opensymbol"><text:span text:style-name="T64">−</text:span></text:span><text:span text:style-name="T62"> </text:span><text:span text:style-name="T61">49 </text:span><text:span text:style-name="_5f_opensymbol"><text:span text:style-name="T63">÷</text:span></text:span><text:span text:style-name="T61"> 7 </text:span><text:span text:style-name="_5f_opensymbol"><text:span text:style-name="T63"></text:span></text:span><text:span text:style-name="T61"> </text:span><text:span text:style-name="_5f_pointillés_20_gris"><text:span text:style-name="T63"><text:tab/></text:span></text:span></text:p>
          </text:list-item>
        </text:list>
      </text:section>
      <text:list xml:id="list151458877860075" text:continue-list="list151459363867619" text:style-name="Num_5f_Exo">
        <text:list-item>
          <text:h text:style-name="P40" text:outline-level="1"> <text:span text:style-name="T113">Avec la calculatrice, calcule les expressions suivantes sans noter les résultats intermédiaires.</text:span></text:h>
        </text:list-item>
      </text:list>
      <text:list xml:id="list151460549944383" text:continue-list="list151460478634345" text:style-name="liste_5f_abc">
        <text:list-item text:start-value="1">
          <text:p text:style-name="P57">43,21<text:span text:style-name="_5f_pointillés_20_gris"><text:span text:style-name="T67"> </text:span></text:span><text:span text:style-name="_5f_opensymbol"><text:span text:style-name="T66">−</text:span></text:span><text:span text:style-name="T67"> </text:span>17,03 <text:span text:style-name="_5f_Consigne"><text:span text:style-name="T57"></text:span></text:span> 132,11<text:span text:style-name="_5f_pointillés_20_gris"><text:span text:style-name="T67"> </text:span></text:span><text:span text:style-name="_5f_opensymbol"><text:span text:style-name="T66">−</text:span></text:span><text:span text:style-name="T67"> </text:span>61,45 <text:span text:style-name="_5f_opensymbol"></text:span> <text:span text:style-name="_5f_pointillés_20_gris"><text:span text:style-name="T68"><text:tab/></text:span></text:span></text:p>
        </text:list-item>
        <text:list-item>
          <text:p text:style-name="P57">3,15 <text:span text:style-name="_5f_opensymbol">×</text:span> 5,2 <text:span text:style-name="_5f_opensymbol">×</text:span> 2,5 <text:span text:style-name="_5f_opensymbol"></text:span> <text:span text:style-name="_5f_pointillés_20_gris"><text:span text:style-name="T68"><text:tab/></text:span></text:span></text:p>
        </text:list-item>
        <text:list-item>
          <text:p text:style-name="P57">6,21 <text:span text:style-name="_5f_opensymbol">×</text:span> 3 <text:span text:style-name="_5f_Consigne"><text:span text:style-name="T57"></text:span></text:span> 4,01 <text:span text:style-name="_5f_opensymbol">×</text:span> 1,5 <text:span text:style-name="_5f_opensymbol"></text:span> <text:span text:style-name="_5f_pointillés_20_gris"><text:span text:style-name="T68"><text:tab/></text:span></text:span></text:p>
        </text:list-item>
        <text:list-item>
          <text:p text:style-name="P57"><text:span text:style-name="_5f_pointillés_20_gris"><text:span text:style-name="T9">3,15 </text:span></text:span><text:span text:style-name="_5f_opensymbol"><text:span text:style-name="T9">÷</text:span></text:span><text:span text:style-name="_5f_pointillés_20_gris"><text:span text:style-name="T9"> </text:span></text:span><text:span text:style-name="_5f_pointillés_20_gris"><text:span text:style-name="T28">0,</text:span></text:span><text:span text:style-name="_5f_pointillés_20_gris"><text:span text:style-name="T9">5 </text:span></text:span><text:span text:style-name="_5f_opensymbol"><text:span text:style-name="T9">÷</text:span></text:span><text:span text:style-name="_5f_pointillés_20_gris"><text:span text:style-name="T9"> 2,5 </text:span></text:span><text:span text:style-name="_5f_opensymbol"><text:span text:style-name="T9"></text:span></text:span><text:span text:style-name="_5f_pointillés_20_gris"><text:span text:style-name="T68"> <text:tab/></text:span></text:span></text:p>
        </text:list-item>
        <text:list-item>
          <text:p text:style-name="P57"><text:span text:style-name="_5f_pointillés_20_gris"><text:span text:style-name="T28">9</text:span></text:span><text:span text:style-name="_5f_pointillés_20_gris"><text:span text:style-name="T9">,21 </text:span></text:span><text:span text:style-name="_5f_opensymbol"><text:span text:style-name="T9">÷</text:span></text:span><text:span text:style-name="_5f_pointillés_20_gris"><text:span text:style-name="T9"> 3</text:span></text:span><text:span text:style-name="_5f_pointillés_20_gris"><text:span text:style-name="T27"> </text:span></text:span><text:span text:style-name="_5f_opensymbol"><text:span text:style-name="T27">−</text:span></text:span><text:span text:style-name="_5f_Consigne"><text:span text:style-name="T19"> </text:span></text:span><text:span text:style-name="_5f_pointillés_20_gris"><text:span text:style-name="T9">4,0</text:span></text:span><text:span text:style-name="_5f_pointillés_20_gris"><text:span text:style-name="T28">2</text:span></text:span><text:span text:style-name="_5f_pointillés_20_gris"><text:span text:style-name="T9"> </text:span></text:span><text:span text:style-name="_5f_opensymbol"><text:span text:style-name="T9">÷</text:span></text:span><text:span text:style-name="_5f_pointillés_20_gris"><text:span text:style-name="T9"> 1,5 </text:span></text:span><text:span text:style-name="_5f_opensymbol"><text:span text:style-name="T9"></text:span></text:span><text:span text:style-name="_5f_pointillés_20_gris"><text:span text:style-name="T9"> </text:span></text:span><text:span text:style-name="_5f_pointillés_20_gris"><text:span text:style-name="T68"><text:tab/></text:span></text:span></text:p>
        </text:list-item>
      </text:list>
      <text:list xml:id="list151459022363631" text:continue-list="list151458877860075" text:style-name="Num_5f_Exo">
        <text:list-item>
          <text:h text:style-name="P40" text:outline-level="1"><text:span text:style-name="T9"> Complète avec les signes </text:span><text:span text:style-name="_5f_Consigne"><text:span text:style-name="T18"></text:span></text:span><text:span text:style-name="T9">, </text:span><text:span text:style-name="_5f_opensymbol"><text:span text:style-name="T22">−</text:span></text:span><text:span text:style-name="T9">, </text:span><text:span text:style-name="_5f_opensymbol"><text:span text:style-name="T9">× </text:span></text:span><text:span text:style-name="T9">ou </text:span><text:span text:style-name="_5f_opensymbol"><text:span text:style-name="T9">÷</text:span></text:span><text:span text:style-name="T9"> pour que les égalités soient vraies.</text:span></text:h>
        </text:list-item>
      </text:list>
      <text:section text:style-name="Sect2" text:name="Section5">
        <text:list xml:id="list151458944384450" text:continue-list="list151460549944383" text:style-name="liste_5f_abc">
          <text:list-item text:start-value="1">
            <text:p text:style-name="P45">5 <text:span text:style-name="_5f_pointillés_20_gris">..... </text:span>8 <text:span text:style-name="_5f_pointillés_20_gris">..... </text:span>2 <text:span text:style-name="_5f_opensymbol"></text:span> 20</text:p>
          </text:list-item>
          <text:list-item>
            <text:p text:style-name="P44">7 <text:span text:style-name="_5f_pointillés_20_gris">..... </text:span>5 <text:span text:style-name="_5f_pointillés_20_gris">..... </text:span>5 <text:span text:style-name="_5f_opensymbol"></text:span> 6</text:p>
          </text:list-item>
          <text:list-item>
            <text:p text:style-name="P49">8 <text:span text:style-name="_5f_pointillés_20_gris">..... </text:span>6 <text:span text:style-name="_5f_pointillés_20_gris">..... </text:span>2 <text:span text:style-name="_5f_opensymbol"></text:span> 24</text:p>
          </text:list-item>
          <text:list-item>
            <text:p text:style-name="P44"><text:span text:style-name="T56">8 </text:span><text:span text:style-name="_5f_pointillés_20_gris">..... </text:span><text:span text:style-name="T56">2 </text:span><text:span text:style-name="_5f_pointillés_20_gris">..... </text:span><text:span text:style-name="T56">81 </text:span><text:span text:style-name="_5f_opensymbol"><text:span text:style-name="T73"></text:span></text:span><text:span text:style-name="T56"> 324</text:span></text:p>
          </text:list-item>
        </text:list>
      </text:section>
      <text:list xml:id="list151459829504024" text:continue-list="list151459022363631" text:style-name="Num_5f_Exo">
        <text:list-item>
          <text:h text:style-name="P54" text:outline-level="1"><text:span text:style-name="Bold_5f_niv1"><text:span text:style-name="T116"> </text:span></text:span><text:span text:style-name="Bold_5f_niv1"><text:span text:style-name="T115">Avec un ordre de grandeur</text:span></text:span></text:h>
        </text:list-item>
      </text:list>
      <text:list xml:id="list151460492353973" text:continue-list="list151458944384450" text:style-name="liste_5f_abc">
        <text:list-item text:start-value="1">
          <text:p text:style-name="P55">Détermine un ordre de grandeur de chacun des nombres suivants.</text:p>
        </text:list-item>
      </text:list>
      <text:p text:style-name="P32"><text:span text:style-name="T83">A</text:span><text:span text:style-name="T75"> </text:span><text:span text:style-name="_5f_opensymbol"><text:span text:style-name="T29"></text:span></text:span><text:span text:style-name="T75"> </text:span><text:span text:style-name="T86">3,15</text:span><text:span text:style-name="T75"> </text:span><text:span text:style-name="_5f_opensymbol"><text:span text:style-name="T9">×</text:span></text:span><text:span text:style-name="T75"> </text:span><text:span text:style-name="T86">95,2</text:span><text:span text:style-name="T75"> </text:span><text:span text:style-name="_5f_opensymbol"><text:span text:style-name="T30">−</text:span></text:span><text:span text:style-name="T75"> </text:span><text:span text:style-name="T86">4,22</text:span><text:span text:style-name="T75"> </text:span><text:span text:style-name="_5f_opensymbol"><text:span text:style-name="T75"></text:span></text:span><text:span text:style-name="T75"> </text:span><text:span text:style-name="_5f_Consigne"><text:span text:style-name="T70"><text:tab/></text:span></text:span></text:p>
      <text:p text:style-name="P31"><text:span text:style-name="T77">B</text:span><text:span text:style-name="T76"> </text:span><text:span text:style-name="_5f_opensymbol"><text:span text:style-name="T23"></text:span></text:span><text:span text:style-name="T76"> 40 129,5 </text:span><text:span text:style-name="_5f_Consigne"><text:span text:style-name="T59"></text:span></text:span><text:span text:style-name="T76"> 103,2 </text:span><text:span text:style-name="_5f_opensymbol"><text:span text:style-name="T21">×</text:span></text:span><text:span text:style-name="T76"> 98,017 </text:span><text:span text:style-name="_5f_opensymbol"><text:span text:style-name="T85"></text:span></text:span><text:span text:style-name="T76"> </text:span><text:span text:style-name="_5f_Consigne"><text:span text:style-name="T69"><text:tab/></text:span></text:span></text:p>
      <text:p text:style-name="P31"><text:span text:style-name="T83">C</text:span><text:span text:style-name="T75"> </text:span><text:span text:style-name="_5f_opensymbol"><text:span text:style-name="T29"></text:span></text:span><text:span text:style-name="T75"> 103,7272 </text:span><text:span text:style-name="_5f_opensymbol"><text:span text:style-name="T9">÷</text:span></text:span><text:span text:style-name="T75"> 9,86 </text:span><text:span text:style-name="_5f_opensymbol"><text:span text:style-name="T9">×</text:span></text:span><text:span text:style-name="T75"> 489,7 </text:span><text:span text:style-name="_5f_opensymbol"><text:span text:style-name="T75"></text:span></text:span><text:span text:style-name="T75"> </text:span><text:span text:style-name="_5f_Consigne"><text:span text:style-name="T70"><text:tab/></text:span></text:span></text:p>
      <text:p text:style-name="P31"><text:span text:style-name="T83">D</text:span><text:span text:style-name="T75"> </text:span><text:span text:style-name="_5f_opensymbol"><text:span text:style-name="T29"></text:span></text:span><text:span text:style-name="T75"> 8 109,8 </text:span><text:span text:style-name="_5f_opensymbol"><text:span text:style-name="T30">−</text:span></text:span><text:span text:style-name="T75"> 3,204 </text:span><text:span text:style-name="_5f_opensymbol"><text:span text:style-name="T9">×</text:span></text:span><text:span text:style-name="T75"> 324,48 </text:span><text:span text:style-name="_5f_opensymbol"><text:span text:style-name="T75"></text:span></text:span><text:span text:style-name="T75"> </text:span><text:span text:style-name="_5f_Consigne"><text:span text:style-name="T70"><text:tab/></text:span></text:span></text:p>
      <text:p text:style-name="P31"><text:span text:style-name="T77">E</text:span><text:span text:style-name="T76"> </text:span><text:span text:style-name="_5f_opensymbol"><text:span text:style-name="T23"></text:span></text:span><text:span text:style-name="T76"> 17,025 </text:span><text:span text:style-name="_5f_Consigne"><text:span text:style-name="T59"></text:span></text:span><text:span text:style-name="T76"> 49,892 </text:span><text:span text:style-name="_5f_opensymbol"><text:span text:style-name="T21">×</text:span></text:span><text:span text:style-name="T76"> 2 015,8 </text:span><text:span text:style-name="_5f_opensymbol"><text:span text:style-name="T85"></text:span></text:span><text:span text:style-name="T76"> </text:span><text:span text:style-name="_5f_Consigne"><text:span text:style-name="T69"><text:tab/></text:span></text:span></text:p>
      <text:p text:style-name="P31"><text:span text:style-name="T83">F</text:span><text:span text:style-name="T75"> </text:span><text:span text:style-name="_5f_opensymbol"><text:span text:style-name="T29"></text:span></text:span><text:span text:style-name="T75"> 9 036,9 </text:span><text:span text:style-name="_5f_opensymbol"><text:span text:style-name="T9">÷</text:span></text:span><text:span text:style-name="T75"> 101,19 </text:span><text:span text:style-name="_5f_opensymbol"><text:span text:style-name="T30">−</text:span></text:span><text:span text:style-name="T75"> 0,78 </text:span><text:span text:style-name="_5f_opensymbol"><text:span text:style-name="T75"></text:span></text:span><text:span text:style-name="T75"> </text:span><text:span text:style-name="_5f_Consigne"><text:span text:style-name="T70"><text:tab/></text:span></text:span></text:p>
      <text:list xml:id="list151460302269245" text:continue-numbering="true" text:style-name="liste_5f_abc">
        <text:list-item>
          <text:p text:style-name="P57"><text:span text:style-name="T81">Avec ta calculatrice, trouve la valeur exacte </text:span><text:span text:style-name="_5f_pointillés_20_gris"><text:span text:style-name="T82">de</text:span></text:span><text:span text:style-name="_5f_pointillés_20_gris"><text:span text:style-name="T84"> </text:span></text:span><text:span text:style-name="_5f_pointillés_20_gris"><text:span text:style-name="T82">chacun de ces nombres afin de vérifier.</text:span></text:span></text:p>
        </text:list-item>
      </text:list>
      <text:list xml:id="list151459341391814" text:continue-list="list151459829504024" text:style-name="Num_5f_Exo">
        <text:list-item>
          <text:h text:style-name="P41" text:outline-level="1"> Calcule en détaillant les étapes.</text:h>
        </text:list-item>
      </text:list>
      <text:section text:style-name="Sect2" text:name="Section6">
        <text:list xml:id="list974528912" text:style-name="_5f_Numérotation_20_des_20_exercices_20_livrets">
          <text:list-header>
            <text:p text:style-name="P42"><text:span text:style-name="_5f_pointillés_20_gris"><text:span text:style-name="T80">G </text:span></text:span><text:span text:style-name="_5f_opensymbol"><text:span text:style-name="T29"></text:span></text:span><text:span text:style-name="_5f_pointillés_20_gris"><text:span text:style-name="T80"> </text:span></text:span><text:span text:style-name="_5f_pointillés_20_gris"><text:span text:style-name="T80"><draw:frame draw:style-name="fr4" draw:name="Objet1" text:anchor-type="as-char" svg:width="0.931cm" svg:height="0.87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  </text:list-header>
        </text:list>
        <text:p text:style-name="P28"><text:span text:style-name="_5f_Consigne"><text:span text:style-name="T15">G </text:span></text:span><text:span text:style-name="_5f_opensymbol"><text:span text:style-name="T29"></text:span></text:span><text:span text:style-name="_5f_Consigne"><text:span text:style-name="T71"> <text:tab/></text:span></text:span></text:p>
        <text:p text:style-name="P28"><text:span text:style-name="_5f_Consigne"><text:span text:style-name="T15">G </text:span></text:span><text:span text:style-name="_5f_opensymbol"><text:span text:style-name="T29"></text:span></text:span><text:span text:style-name="_5f_Consigne"><text:span text:style-name="T71"> <text:tab/></text:span></text:span></text:p>
        <text:list xml:id="list151460767933931" text:continue-numbering="true" text:style-name="_5f_Numérotation_20_des_20_exercices_20_livrets">
          <text:list-header>
            <text:p text:style-name="P43"><text:span text:style-name="_5f_pointillés_20_gris"><text:span text:style-name="T78">H </text:span></text:span><text:span text:style-name="_5f_opensymbol"><text:span text:style-name="T47"></text:span></text:span><text:span text:style-name="_5f_pointillés_20_gris"><text:span text:style-name="T79"> </text:span></text:span><text:span text:style-name="_5f_pointillés_20_gris"><text:span text:style-name="T79"><draw:frame draw:style-name="fr4" draw:name="Objet2" text:anchor-type="as-char" svg:width="0.947cm" svg:height="0.87cm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  </text:list-header>
        </text:list>
        <text:p text:style-name="P28"><text:span text:style-name="_5f_Consigne"><text:span text:style-name="T15">H </text:span></text:span><text:span text:style-name="_5f_opensymbol"><text:span text:style-name="T29"></text:span></text:span><text:span text:style-name="_5f_Consigne"><text:span text:style-name="T71"> <text:tab/></text:span></text:span></text:p>
        <text:p text:style-name="P28"><text:span text:style-name="_5f_Consigne"><text:span text:style-name="T15">H </text:span></text:span><text:span text:style-name="_5f_opensymbol"><text:span text:style-name="T29"></text:span></text:span><text:span text:style-name="_5f_Consigne"><text:span text:style-name="T71"> <text:tab/>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32%" draw:distance="32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loext:contextual-spacing="false" style:line-height-at-least="0.6cm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loext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LET_5f_POINTILLES" style:display-name="FILET_POINTILLES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Standard" style:master-page-name="">
      <style:paragraph-properties fo:margin-top="0cm" fo:margin-bottom="0cm" loext:contextual-spacing="false" style:line-height-at-least="0.6cm" style:page-number="auto"/>
      <style:text-properties style:use-window-font-color="true"/>
    </style:style>
    <style:style style:name="_5f_Titre_20_d_27_exercices_20_livret_20_sans_20_titre_20_avec_20_num_20_exo" style:display-name="_Titre d'exercices livret sans titre avec num exo" style:family="paragraph" style:parent-style-name="Standard">
      <style:text-properties fo:color="#000000" fo:font-style="normal" fo:font-weight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style:font-name="Bitstream Vera Sans5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" style:display-name="_Paragraphe énoncé après numéro question" style:family="paragraph" style:parent-style-name="Standard" style:master-page-name="">
      <style:paragraph-properties fo:margin-top="0.199cm" fo:margin-bottom="0.199cm" loext:contextual-spacing="false" style:page-number="auto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Zeichenformat" style:family="text"/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9pt" fo:font-weight="bold" style:font-size-asian="10.5pt" style:font-weight-asian="bold" style:font-weight-complex="bold" loext:shadow="none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9pt" fo:font-weight="bold" fo:background-color="transparent" style:font-size-asian="10.5pt" style:font-weight-asian="bold" style:font-weight-complex="bold" loext:shadow="none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2d_Numéros_20_de_20_s_27_entraîner_20_et_20_approfondir" style:display-name="-Numéros de s'entraîner et approfondir" style:family="text">
      <style:text-properties fo:color="#ffffff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tyle="normal" fo:font-weight="bold" officeooo:paragraph-rsid="0027bcad" style:font-style-asian="normal" style:font-weight-asian="bold" style:font-style-complex="normal" style:font-weight-complex="bold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fo:font-size="16pt" fo:font-weight="bold" style:font-size-asian="16pt" style:font-weight-asian="bold" style:font-size-complex="16pt" style:font-weight-complex="bold"/>
    </style:style>
    <style:style style:name="MP27" style:family="paragraph">
      <loext:graphic-properties draw:fill="solid" draw:fill-color="#d7e12c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f37b8" style:font-size-asian="20pt" style:font-size-complex="20pt"/>
    </style:style>
    <style:style style:name="MT7" style:family="text">
      <style:text-properties officeooo:rsid="001fad5a" style:font-size-asian="20pt" style:font-size-complex="20pt"/>
    </style:style>
    <style:style style:name="MT8" style:family="text">
      <style:text-properties officeooo:rsid="0044d1b8" style:font-size-asian="20pt" style:font-size-complex="20pt"/>
    </style:style>
    <style:style style:name="MT9" style:family="text">
      <style:text-properties officeooo:rsid="0027bca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2_20_une_20_colonne_20_impaire_20__28_G_29_" style:display-name="_Fiche éditeur série 2 une colonne impaire (G)" style:page-layout-name="Mpm18">
      <style:header>
        <text:p text:style-name="MP24"><draw:frame text:anchor-type="paragraph" draw:z-index="3" draw:name="Forme1" draw:style-name="Mgr1" draw:text-style-name="MP26" svg:width="2.703cm" svg:height="0.715cm" draw:transform="rotate (0.0872664625997165) translate (-0.172861111111111cm 0.218722222222222cm)"><draw:text-box><text:p text:style-name="MP25"><text:span text:style-name="MT5">Série 3</text:span></text:p></draw:text-box></draw:frame><draw:path text:anchor-type="paragraph" draw:z-index="2" draw:name="Forme2" draw:style-name="Mgr2" draw:text-style-name="MP27" svg:width="4.329cm" svg:height="2.24cm" svg:x="-1.499cm" svg:y="-1cm" svg:viewBox="0 0 4330 2241" svg:d="M0 2241l3984-288c209-15 363-168 345-342l-170-1611h-4159z"><text:p/></draw:path><draw:line text:anchor-type="paragraph" draw:z-index="4" draw:name="Forme3" draw:style-name="Mgr3" draw:text-style-name="MP25" svg:x1="16.872cm" svg:y1="0.36cm" svg:x2="20.497cm" svg:y2="0.36cm"><text:p/></draw:line><text:span text:style-name="MT6">Calculer une expression </text:span><text:span text:style-name="MT7">sans </text:span><text:span text:style-name="MT6">parenthèse</text:span><text:span text:style-name="MT8">s</text:span></text:p>
      </style:header>
      <style:footer>
        <text:p text:style-name="MP28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6"><draw:text-box fo:min-height="0.355cm"><text:p text:style-name="MP29"><draw:g text:anchor-type="paragraph" draw:z-index="7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</text:page-number></text:p></draw:text-box></draw:frame><text:p text:style-name="MP31">Nombres <text:span text:style-name="MT9">décimaux</text:span> • A<text:span text:style-name="MT9">1</text:span></text:p></draw:text-box></draw:frame></text:p>
      </style:footer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1T15:14:58.387000000</dc:date>
    <meta:editing-duration>PT11H7M44S</meta:editing-duration>
    <meta:editing-cycles>92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2" meta:page-count="1" meta:paragraph-count="144" meta:word-count="768" meta:character-count="3152" meta:non-whitespace-character-count="2026"/>
  </office:meta>
</office:document-meta>
</file>

<file path=Object 1/content.xml><?xml version="1.0" encoding="utf-8"?>
<math xmlns="http://www.w3.org/1998/Math/MathML" display="block">
  <semantics>
    <mfrac>
      <mrow>
        <mn>5</mn>
        <mrow>
          <mspace width="1em"/>
          <mo stretchy="false">+</mo>
          <mspace width="0.5em"/>
        </mrow>
        <mn>3</mn>
      </mrow>
      <mn>2</mn>
    </mfrac>
    <annotation encoding="StarMath 5.0">{5 ``+ ` 3} over {2} </annotation>
  </semantics>
</math>
</file>

<file path=Object 2/content.xml><?xml version="1.0" encoding="utf-8"?>
<math xmlns="http://www.w3.org/1998/Math/MathML" display="block">
  <semantics>
    <mfrac>
      <mn>9</mn>
      <mrow>
        <mn>4</mn>
        <mrow>
          <mspace width="0.5em"/>
          <mo stretchy="false">−</mo>
          <mspace width="0.5em"/>
        </mrow>
        <mn>1</mn>
      </mrow>
    </mfrac>
    <annotation encoding="StarMath 5.0">{9} over {4 `- `1} </annotation>
  </semantics>
</math>
</file>